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80000025866346A1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6.6965in" fo:margin-left="0in" table:align="left"/>
    </style:style>
    <style:style style:name="Table4.A" style:family="table-column">
      <style:table-column-properties style:column-width="4.7917in"/>
    </style:style>
    <style:style style:name="Table4.B" style:family="table-column">
      <style:table-column-properties style:column-width="1.9049in"/>
    </style:style>
    <style:style style:name="Table4.A1" style:family="table-cell">
      <style:table-cell-properties style:vertical-align="middle" fo:padding="0.0382in" fo:border="none"/>
    </style:style>
    <style:style style:name="Table4.B1" style:family="table-cell">
      <style:table-cell-properties style:vertical-align="bottom" fo:padding="0.0382in" fo:border="none"/>
    </style:style>
    <style:style style:name="Table25" style:family="table">
      <style:table-properties style:width="3.15in" table:align="margins"/>
    </style:style>
    <style:style style:name="Table25.A" style:family="table-column">
      <style:table-column-properties style:column-width="1.575in" style:rel-column-width="32767*"/>
    </style:style>
    <style:style style:name="Table25.B" style:family="table-column">
      <style:table-column-properties style:column-width="1.575in" style:rel-column-width="32768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B1" style:family="table-cell">
      <style:table-cell-properties fo:padding="0.0382in" fo:border="0.05pt solid #000000"/>
    </style:style>
    <style:style style:name="Table1" style:family="table">
      <style:table-properties style:width="3.15in" table:align="margins"/>
    </style:style>
    <style:style style:name="Table1.A" style:family="table-column">
      <style:table-column-properties style:column-width="2.2444in" style:rel-column-width="46695*"/>
    </style:style>
    <style:style style:name="Table1.B" style:family="table-column">
      <style:table-column-properties style:column-width="0.9056in" style:rel-column-width="1884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507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6" style:family="table">
      <style:table-properties style:width="2.5222in" table:align="left"/>
    </style:style>
    <style:style style:name="Table6.A" style:family="table-column">
      <style:table-column-properties style:column-width="2.5222in"/>
    </style:style>
    <style:style style:name="Table6.A1" style:family="table-cell">
      <style:table-cell-properties fo:padding="0.0382in" fo:border="0.05pt solid #000000"/>
    </style:style>
    <style:style style:name="Table35" style:family="table">
      <style:table-properties style:width="3.15in" table:align="margins"/>
    </style:style>
    <style:style style:name="Table35.A" style:family="table-column">
      <style:table-column-properties style:column-width="0.6299in" style:rel-column-width="13104*"/>
    </style:style>
    <style:style style:name="Table35.B" style:family="table-column">
      <style:table-column-properties style:column-width="2.5201in" style:rel-column-width="52431*"/>
    </style:style>
    <style:style style:name="Table35.A1" style:family="table-cell">
      <style:table-cell-properties fo:padding="0.0382in" fo:border="0.05pt solid #000000"/>
    </style:style>
    <style:style style:name="Table35.A2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3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3.15in" table:align="margins"/>
    </style:style>
    <style:style style:name="Table36.A" style:family="table-column">
      <style:table-column-properties style:column-width="0.425in" style:rel-column-width="8842*"/>
    </style:style>
    <style:style style:name="Table36.B" style:family="table-column">
      <style:table-column-properties style:column-width="2.725in" style:rel-column-width="56693*"/>
    </style:style>
    <style:style style:name="Table36.A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2.6201in" table:align="left"/>
    </style:style>
    <style:style style:name="Table27.A" style:family="table-column">
      <style:table-column-properties style:column-width="0.3444in"/>
    </style:style>
    <style:style style:name="Table27.B" style:family="table-column">
      <style:table-column-properties style:column-width="0.5715in"/>
    </style:style>
    <style:style style:name="Table27.C" style:family="table-column">
      <style:table-column-properties style:column-width="0.2632in"/>
    </style:style>
    <style:style style:name="Table27.D" style:family="table-column">
      <style:table-column-properties style:column-width="0.0625in"/>
    </style:style>
    <style:style style:name="Table27.E" style:family="table-column">
      <style:table-column-properties style:column-width="0.3264in"/>
    </style:style>
    <style:style style:name="Table27.F" style:family="table-column">
      <style:table-column-properties style:column-width="0.2958in"/>
    </style:style>
    <style:style style:name="Table27.G" style:family="table-column">
      <style:table-column-properties style:column-width="0.2576in"/>
    </style:style>
    <style:style style:name="Table27.H" style:family="table-column">
      <style:table-column-properties style:column-width="0.4986in"/>
    </style:style>
    <style:style style:name="Table27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27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7.H1" style:family="table-cell">
      <style:table-cell-properties style:vertical-align="middle" fo:padding="0.0382in" fo:border="0.05pt solid #000000"/>
    </style:style>
    <style:style style:name="Table27.A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27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7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3.15in" table:align="margins"/>
    </style:style>
    <style:style style:name="Table30.A" style:family="table-column">
      <style:table-column-properties style:column-width="1.575in" style:rel-column-width="32767*"/>
    </style:style>
    <style:style style:name="Table30.B" style:family="table-column">
      <style:table-column-properties style:column-width="1.575in" style:rel-column-width="32768*"/>
    </style:style>
    <style:style style:name="Table30.A1" style:family="table-cell">
      <style:table-cell-properties fo:padding="0.0382in" fo:border="none"/>
    </style:style>
    <style:style style:name="Table15" style:family="table">
      <style:table-properties style:width="2.8563in" table:align="left"/>
    </style:style>
    <style:style style:name="Table15.A" style:family="table-column">
      <style:table-column-properties style:column-width="1.091in"/>
    </style:style>
    <style:style style:name="Table15.C" style:family="table-column">
      <style:table-column-properties style:column-width="0.6743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29" style:family="table">
      <style:table-properties style:width="3.15in" table:align="margins"/>
    </style:style>
    <style:style style:name="Table29.A" style:family="table-column">
      <style:table-column-properties style:column-width="0.9049in" style:rel-column-width="18825*"/>
    </style:style>
    <style:style style:name="Table29.C" style:family="table-column">
      <style:table-column-properties style:column-width="0.1604in" style:rel-column-width="3337*"/>
    </style:style>
    <style:style style:name="Table29.D" style:family="table-column">
      <style:table-column-properties style:column-width="1.1799in" style:rel-column-width="24548*"/>
    </style:style>
    <style:style style:name="Table29.A1" style:family="table-cell">
      <style:table-cell-properties style:vertical-align="middle" fo:padding="0.0382in" fo:border="none"/>
    </style:style>
    <style:style style:name="Table13" style:family="table">
      <style:table-properties style:width="3.15in" table:align="margins"/>
    </style:style>
    <style:style style:name="Table13.A" style:family="table-column">
      <style:table-column-properties style:column-width="3.15in" style:rel-column-width="65535*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15in" table:align="margins"/>
    </style:style>
    <style:style style:name="Table7.A" style:family="table-column">
      <style:table-column-properties style:column-width="3.15in" style:rel-column-width="65535*"/>
    </style:style>
    <style:style style:name="Table7.A1" style:family="table-cell">
      <style:table-cell-properties fo:padding="0.0382in" fo:border="0.05pt solid #000000"/>
    </style:style>
    <style:style style:name="Table21" style:family="table">
      <style:table-properties style:width="3.15in" table:align="margins"/>
    </style:style>
    <style:style style:name="Table21.A" style:family="table-column">
      <style:table-column-properties style:column-width="3.15in" style:rel-column-width="65535*"/>
    </style:style>
    <style:style style:name="Table21.A1" style:family="table-cell">
      <style:table-cell-properties fo:padding="0.0382in" fo:border="0.05pt solid #000000"/>
    </style:style>
    <style:style style:name="Table22" style:family="table">
      <style:table-properties style:width="3.15in" table:align="margins"/>
    </style:style>
    <style:style style:name="Table22.A" style:family="table-column">
      <style:table-column-properties style:column-width="3.15in" style:rel-column-width="65535*"/>
    </style:style>
    <style:style style:name="Table22.A1" style:family="table-cell">
      <style:table-cell-properties fo:padding="0.0382in" fo:border="0.05pt solid #000000"/>
    </style:style>
    <style:style style:name="Table14" style:family="table">
      <style:table-properties style:width="3.15in" table:align="margins"/>
    </style:style>
    <style:style style:name="Table14.A" style:family="table-column">
      <style:table-column-properties style:column-width="1.1979in" style:rel-column-width="24922*"/>
    </style:style>
    <style:style style:name="Table14.B" style:family="table-column">
      <style:table-column-properties style:column-width="1.9521in" style:rel-column-width="40613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3.15in" table:align="margins"/>
    </style:style>
    <style:style style:name="Table8.A" style:family="table-column">
      <style:table-column-properties style:column-width="1.8375in" style:rel-column-width="38228*"/>
    </style:style>
    <style:style style:name="Table8.B" style:family="table-column">
      <style:table-column-properties style:column-width="1.3125in" style:rel-column-width="2730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3.15in" table:align="margins"/>
    </style:style>
    <style:style style:name="Table20.A" style:family="table-column">
      <style:table-column-properties style:column-width="1.4576in" style:rel-column-width="30325*"/>
    </style:style>
    <style:style style:name="Table20.B" style:family="table-column">
      <style:table-column-properties style:column-width="1.6924in" style:rel-column-width="35210*"/>
    </style:style>
    <style:style style:name="Table20.A1" style:family="table-cell">
      <style:table-cell-properties fo:padding="0.0382in" fo:border="0.05pt solid #000000"/>
    </style:style>
    <style:style style:name="Table20.A2" style:family="table-cell">
      <style:table-cell-properties fo:padding="0.0382in" fo:border="none"/>
    </style:style>
    <style:style style:name="Table20.A3" style:family="table-cell">
      <style:table-cell-properties style:vertical-align="middle" fo:padding="0.0382in" fo:border="0.05pt solid #000000"/>
    </style:style>
    <style:style style:name="Table20.A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15in" table:align="margins"/>
    </style:style>
    <style:style style:name="Table3.A" style:family="table-column">
      <style:table-column-properties style:column-width="3.15in" style:rel-column-width="65535*"/>
    </style:style>
    <style:style style:name="Table3.A1" style:family="table-cell">
      <style:table-cell-properties fo:padding="0.0382in" fo:border="0.05pt solid #000000"/>
    </style:style>
    <style:style style:name="Table9" style:family="table">
      <style:table-properties style:width="2.4979in" table:align="left"/>
    </style:style>
    <style:style style:name="Table9.A" style:family="table-column">
      <style:table-column-properties style:column-width="2.4979in"/>
    </style:style>
    <style:style style:name="Table9.A1" style:family="table-cell">
      <style:table-cell-properties fo:padding="0.0382in" fo:border="0.05pt solid #000000"/>
    </style:style>
    <style:style style:name="Table16" style:family="table">
      <style:table-properties style:width="3.15in" table:align="margins"/>
    </style:style>
    <style:style style:name="Table16.A" style:family="table-column">
      <style:table-column-properties style:column-width="2.5785in" style:rel-column-width="53644*"/>
    </style:style>
    <style:style style:name="Table16.B" style:family="table-column">
      <style:table-column-properties style:column-width="0.5715in" style:rel-column-width="11891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7" style:family="table">
      <style:table-properties style:width="3.15in" table:align="margins"/>
    </style:style>
    <style:style style:name="Table17.A" style:family="table-column">
      <style:table-column-properties style:column-width="2.2451in" style:rel-column-width="46709*"/>
    </style:style>
    <style:style style:name="Table17.B" style:family="table-column">
      <style:table-column-properties style:column-width="0.9049in" style:rel-column-width="18826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3.15in" table:align="margins"/>
    </style:style>
    <style:style style:name="Table18.A" style:family="table-column">
      <style:table-column-properties style:column-width="3.15in" style:rel-column-width="65535*"/>
    </style:style>
    <style:style style:name="Table18.A1" style:family="table-cell">
      <style:table-cell-properties fo:padding="0.0382in" fo:border="0.05pt solid #000000"/>
    </style:style>
    <style:style style:name="Table19" style:family="table">
      <style:table-properties style:width="3.15in" table:align="margins"/>
    </style:style>
    <style:style style:name="Table19.A" style:family="table-column">
      <style:table-column-properties style:column-width="3.15in" style:rel-column-width="65535*"/>
    </style:style>
    <style:style style:name="Table19.A1" style:family="table-cell">
      <style:table-cell-properties fo:padding="0.0382in" fo:border="0.05pt solid #000000"/>
    </style:style>
    <style:style style:name="Table2" style:family="table">
      <style:table-properties style:width="2.6139in" table:align="left"/>
    </style:style>
    <style:style style:name="Table2.A" style:family="table-column">
      <style:table-column-properties style:column-width="0.5076in"/>
    </style:style>
    <style:style style:name="Table2.B" style:family="table-column">
      <style:table-column-properties style:column-width="0.7576in"/>
    </style:style>
    <style:style style:name="Table2.C" style:family="table-column">
      <style:table-column-properties style:column-width="0.84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34" style:family="table">
      <style:table-properties style:width="3.15in" table:align="margins"/>
    </style:style>
    <style:style style:name="Table34.A" style:family="table-column">
      <style:table-column-properties style:column-width="3.15in" style:rel-column-width="65535*"/>
    </style:style>
    <style:style style:name="Table34.A1" style:family="table-cell">
      <style:table-cell-properties fo:padding="0.0382in" fo:border="0.05pt solid #000000"/>
    </style:style>
    <style:style style:name="Table31" style:family="table">
      <style:table-properties style:width="3.15in" table:align="margins"/>
    </style:style>
    <style:style style:name="Table31.A" style:family="table-column">
      <style:table-column-properties style:column-width="2.0076in" style:rel-column-width="41768*"/>
    </style:style>
    <style:style style:name="Table31.B" style:family="table-column">
      <style:table-column-properties style:column-width="1.1424in" style:rel-column-width="23767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B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0.8035in" table:align="left"/>
    </style:style>
    <style:style style:name="Table5.A" style:family="table-column">
      <style:table-column-properties style:column-width="0.8035in"/>
    </style:style>
    <style:style style:name="Table5.A1" style:family="table-cell">
      <style:table-cell-properties fo:padding="0.0382in" fo:border="0.05pt solid #000000"/>
    </style:style>
    <style:style style:name="Table38" style:family="table">
      <style:table-properties style:width="3.15in" table:align="margins"/>
    </style:style>
    <style:style style:name="Table38.A" style:family="table-column">
      <style:table-column-properties style:column-width="3.15in" style:rel-column-width="65535*"/>
    </style:style>
    <style:style style:name="Table38.A1" style:family="table-cell">
      <style:table-cell-properties fo:padding="0.0382in" fo:border="0.05pt solid #000000"/>
    </style:style>
    <style:style style:name="Table23" style:family="table">
      <style:table-properties style:width="3.15in" table:align="margins"/>
    </style:style>
    <style:style style:name="Table23.A" style:family="table-column">
      <style:table-column-properties style:column-width="1.3813in" style:rel-column-width="28736*"/>
    </style:style>
    <style:style style:name="Table23.B" style:family="table-column">
      <style:table-column-properties style:column-width="1.7688in" style:rel-column-width="36799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B1" style:family="table-cell">
      <style:table-cell-properties fo:padding="0.0382in" fo:border="0.05pt solid #000000"/>
    </style:style>
    <style:style style:name="Table24" style:family="table">
      <style:table-properties style:width="2.8229in" table:align="left"/>
    </style:style>
    <style:style style:name="Table24.A" style:family="table-column">
      <style:table-column-properties style:column-width="1.4111in"/>
    </style:style>
    <style:style style:name="Table24.B" style:family="table-column">
      <style:table-column-properties style:column-width="0.0924in"/>
    </style:style>
    <style:style style:name="Table24.C" style:family="table-column">
      <style:table-column-properties style:column-width="1.3194in"/>
    </style:style>
    <style:style style:name="Table24.A1" style:family="table-cell">
      <style:table-cell-properties style:vertical-align="middle" fo:padding="0.0382in" fo:border="0.05pt solid #000000"/>
    </style:style>
    <style:style style:name="Table24.C1" style:family="table-cell">
      <style:table-cell-properties fo:padding="0.0382in" fo:border="none"/>
    </style:style>
    <style:style style:name="Table24.A2" style:family="table-cell">
      <style:table-cell-properties fo:padding="0.0382in" fo:border="none"/>
    </style:style>
    <style:style style:name="Table24.A3" style:family="table-cell">
      <style:table-cell-properties fo:padding="0.0382in" fo:border-left="none" fo:border-right="none" fo:border-top="0.05pt solid #000000" fo:border-bottom="none"/>
    </style:style>
    <style:style style:name="Table24.A4" style:family="table-cell">
      <style:table-cell-properties fo:padding="0.0382in" fo:border="0.05pt solid #000000"/>
    </style:style>
    <style:style style:name="Table24.B4" style:family="table-cell">
      <style:table-cell-properties fo:padding="0.0382in" fo:border="none"/>
    </style:style>
    <style:style style:name="Table24.A5" style:family="table-cell">
      <style:table-cell-properties fo:padding="0.0382in" fo:border="none"/>
    </style:style>
    <style:style style:name="Table24.A6" style:family="table-cell">
      <style:table-cell-properties fo:padding="0.0382in" fo:border="0.05pt solid #000000"/>
    </style:style>
    <style:style style:name="Table11" style:family="table">
      <style:table-properties style:width="3.15in" table:align="margins"/>
    </style:style>
    <style:style style:name="Table11.A" style:family="table-column">
      <style:table-column-properties style:column-width="3.15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3.15in" table:align="margins"/>
    </style:style>
    <style:style style:name="Table12.A" style:family="table-column">
      <style:table-column-properties style:column-width="1.575in" style:rel-column-width="32767*"/>
    </style:style>
    <style:style style:name="Table12.B" style:family="table-column">
      <style:table-column-properties style:column-width="1.575in" style:rel-column-width="32768*"/>
    </style:style>
    <style:style style:name="Table12.A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3.15in" table:align="margins"/>
    </style:style>
    <style:style style:name="Table10.A" style:family="table-column">
      <style:table-column-properties style:column-width="3.15in" style:rel-column-width="65535*"/>
    </style:style>
    <style:style style:name="Table10.A1" style:family="table-cell">
      <style:table-cell-properties fo:padding="0.0382in" fo:border="0.05pt solid #000000"/>
    </style:style>
    <style:style style:name="Table40" style:family="table">
      <style:table-properties style:width="3.15in" table:align="margins"/>
    </style:style>
    <style:style style:name="Table40.A" style:family="table-column">
      <style:table-column-properties style:column-width="3.15in" style:rel-column-width="65535*"/>
    </style:style>
    <style:style style:name="Table40.A1" style:family="table-cell">
      <style:table-cell-properties fo:padding="0.0382in" fo:border="0.05pt solid #000000"/>
    </style:style>
    <style:style style:name="Table32" style:family="table">
      <style:table-properties style:width="3.15in" table:align="margins"/>
    </style:style>
    <style:style style:name="Table32.A" style:family="table-column">
      <style:table-column-properties style:column-width="1.05in" style:rel-column-width="21845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3.15in" table:align="margins"/>
    </style:style>
    <style:style style:name="Table37.A" style:family="table-column">
      <style:table-column-properties style:column-width="1.575in" style:rel-column-width="32767*"/>
    </style:style>
    <style:style style:name="Table37.B" style:family="table-column">
      <style:table-column-properties style:column-width="0.6083in" style:rel-column-width="12656*"/>
    </style:style>
    <style:style style:name="Table37.C" style:family="table-column">
      <style:table-column-properties style:column-width="0.9667in" style:rel-column-width="20112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B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style:vertical-align="bottom"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B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3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7.A3" style:family="table-cell">
      <style:table-cell-properties fo:padding="0.0382in" fo:border-left="0.05pt solid #000000" fo:border-right="none" fo:border-top="none" fo:border-bottom="0.05pt solid #000000"/>
    </style:style>
    <style:style style:name="Table37.A4" style:family="table-cell">
      <style:table-cell-properties fo:padding="0.0382in" fo:border-left="0.05pt solid #000000" fo:border-right="none" fo:border-top="none" fo:border-bottom="0.05pt solid #000000"/>
    </style:style>
    <style:style style:name="Table37.A5" style:family="table-cell">
      <style:table-cell-properties fo:padding="0.0382in" fo:border-left="0.05pt solid #000000" fo:border-right="none" fo:border-top="none" fo:border-bottom="0.05pt solid #000000"/>
    </style:style>
    <style:style style:name="Table37.A6" style:family="table-cell">
      <style:table-cell-properties fo:padding="0.0382in" fo:border-left="0.05pt solid #000000" fo:border-right="none" fo:border-top="none" fo:border-bottom="0.05pt solid #000000"/>
    </style:style>
    <style:style style:name="Table37.A7" style:family="table-cell">
      <style:table-cell-properties fo:padding="0.0382in" fo:border-left="0.05pt solid #000000" fo:border-right="none" fo:border-top="none" fo:border-bottom="0.05pt solid #000000"/>
    </style:style>
    <style:style style:name="Table37.A8" style:family="table-cell">
      <style:table-cell-properties fo:padding="0.0382in" fo:border-left="0.05pt solid #000000" fo:border-right="none" fo:border-top="none" fo:border-bottom="0.05pt solid #000000"/>
    </style:style>
    <style:style style:name="Table26" style:family="table">
      <style:table-properties style:width="3.15in" table:align="margins"/>
    </style:style>
    <style:style style:name="Table26.A" style:family="table-column">
      <style:table-column-properties style:column-width="0.5576in" style:rel-column-width="11601*"/>
    </style:style>
    <style:style style:name="Table26.B" style:family="table-column">
      <style:table-column-properties style:column-width="2.5924in" style:rel-column-width="53934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B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3.0042in" table:align="left"/>
    </style:style>
    <style:style style:name="Table28.A" style:family="table-column">
      <style:table-column-properties style:column-width="1.3847in"/>
    </style:style>
    <style:style style:name="Table28.B" style:family="table-column">
      <style:table-column-properties style:column-width="1.0257in"/>
    </style:style>
    <style:style style:name="Table28.C" style:family="table-column">
      <style:table-column-properties style:column-width="0.5938in"/>
    </style:style>
    <style:style style:name="Table28.A1" style:family="table-cell">
      <style:table-cell-properties style:vertical-align="middle" fo:padding="0.0382in" fo:border="0.05pt solid #000000"/>
    </style:style>
    <style:style style:name="Table2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8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3.1521in" fo:margin-left="0in" table:align="left"/>
    </style:style>
    <style:style style:name="Table39.A" style:family="table-column">
      <style:table-column-properties style:column-width="1.6382in"/>
    </style:style>
    <style:style style:name="Table39.B" style:family="table-column">
      <style:table-column-properties style:column-width="1.5139in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B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3.15in" table:align="margins"/>
    </style:style>
    <style:style style:name="Table33.A" style:family="table-column">
      <style:table-column-properties style:column-width="0.2049in" style:rel-column-width="4262*"/>
    </style:style>
    <style:style style:name="Table33.B" style:family="table-column">
      <style:table-column-properties style:column-width="0.5708in" style:rel-column-width="11876*"/>
    </style:style>
    <style:style style:name="Table33.C" style:family="table-column">
      <style:table-column-properties style:column-width="0.3674in" style:rel-column-width="7642*"/>
    </style:style>
    <style:style style:name="Table33.D" style:family="table-column">
      <style:table-column-properties style:column-width="0.066in" style:rel-column-width="1372*"/>
    </style:style>
    <style:style style:name="Table33.E" style:family="table-column">
      <style:table-column-properties style:column-width="0.4757in" style:rel-column-width="9896*"/>
    </style:style>
    <style:style style:name="Table33.F" style:family="table-column">
      <style:table-column-properties style:column-width="0.0368in" style:rel-column-width="765*"/>
    </style:style>
    <style:style style:name="Table33.G" style:family="table-column">
      <style:table-column-properties style:column-width="0.6368in" style:rel-column-width="13248*"/>
    </style:style>
    <style:style style:name="Table33.H" style:family="table-column">
      <style:table-column-properties style:column-width="0.7917in" style:rel-column-width="16474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.A3" style:family="table-cell">
      <style:table-cell-properties fo:padding="0.0382in" fo:border-left="0.05pt solid #000000" fo:border-right="none" fo:border-top="0.05pt solid #000000" fo:border-bottom="none"/>
    </style:style>
    <style:style style:name="Table33.E4" style:family="table-cell">
      <style:table-cell-properties fo:padding="0.0382in" fo:border-left="0.05pt solid #000000" fo:border-right="0.05pt solid #000000" fo:border-top="none" fo:border-bottom="none"/>
    </style:style>
    <style:style style:name="Table33.E6" style:family="table-cell">
      <style:table-cell-properties fo:padding="0.0382in" fo:border-left="none" fo:border-right="0.05pt solid #000000" fo:border-top="0.05pt solid #000000" fo:border-bottom="none"/>
    </style:style>
    <style:style style:name="Table33.A16" style:family="table-cell">
      <style:table-cell-properties fo:padding="0.0382in" fo:border-left="0.05pt solid #000000" fo:border-right="none" fo:border-top="none" fo:border-bottom="none"/>
    </style:style>
    <style:style style:name="Table33.C34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3.15in" table:align="margins"/>
    </style:style>
    <style:style style:name="Table41.A" style:family="table-column">
      <style:table-column-properties style:column-width="3.15in" style:rel-column-width="65535*"/>
    </style:style>
    <style:style style:name="Table41.A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3dec3e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5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5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7" style:family="paragraph" style:parent-style-name="Preformatted_20_Text">
      <style:text-properties style:font-name="Liberation Mono" fo:font-size="10pt" style:font-size-asian="10pt" style:font-size-complex="10pt"/>
    </style:style>
    <style:style style:name="P28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5f62d9" style:font-name-asian="Liberation Mono" style:font-name-complex="Liberation Mono"/>
    </style:style>
    <style:style style:name="P29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60c970" style:font-name-asian="Liberation Mono" style:font-name-complex="Liberation Mono"/>
    </style:style>
    <style:style style:name="P30" style:family="paragraph" style:parent-style-name="Preformatted_20_Text">
      <style:text-properties officeooo:rsid="0022b967" officeooo:paragraph-rsid="00889025"/>
    </style:style>
    <style:style style:name="P31" style:family="paragraph" style:parent-style-name="Preformatted_20_Text">
      <style:text-properties officeooo:rsid="002496e2" officeooo:paragraph-rsid="00889025"/>
    </style:style>
    <style:style style:name="P32" style:family="paragraph" style:parent-style-name="Preformatted_20_Text">
      <style:text-properties officeooo:rsid="00255fc8" officeooo:paragraph-rsid="00889025"/>
    </style:style>
    <style:style style:name="P33" style:family="paragraph" style:parent-style-name="Preformatted_20_Text">
      <style:text-properties officeooo:rsid="002757b1" officeooo:paragraph-rsid="00889025"/>
    </style:style>
    <style:style style:name="P34" style:family="paragraph" style:parent-style-name="Preformatted_20_Text">
      <style:text-properties officeooo:rsid="0028b28a" officeooo:paragraph-rsid="00889025"/>
    </style:style>
    <style:style style:name="P35" style:family="paragraph" style:parent-style-name="Preformatted_20_Text">
      <style:text-properties officeooo:paragraph-rsid="00889025"/>
    </style:style>
    <style:style style:name="P36" style:family="paragraph" style:parent-style-name="Preformatted_20_Text">
      <style:text-properties officeooo:paragraph-rsid="0089f687"/>
    </style:style>
    <style:style style:name="P37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8" style:family="paragraph" style:parent-style-name="Preformatted_20_Text">
      <style:text-properties officeooo:paragraph-rsid="008ed4d2"/>
    </style:style>
    <style:style style:name="P39" style:family="paragraph" style:parent-style-name="Preformatted_20_Text">
      <style:text-properties officeooo:paragraph-rsid="005175dc"/>
    </style:style>
    <style:style style:name="P40" style:family="paragraph" style:parent-style-name="Preformatted_20_Text">
      <style:text-properties officeooo:rsid="001faf32" officeooo:paragraph-rsid="00a70531"/>
    </style:style>
    <style:style style:name="P41" style:family="paragraph" style:parent-style-name="Preformatted_20_Text">
      <style:text-properties fo:font-weight="bold" style:font-weight-asian="bold" style:font-weight-complex="bold"/>
    </style:style>
    <style:style style:name="P42" style:family="paragraph" style:parent-style-name="Preformatted_20_Text">
      <style:text-properties fo:font-weight="bold" officeooo:rsid="014056e5" officeooo:paragraph-rsid="0158f1c1" style:font-weight-asian="bold" style:font-weight-complex="bold"/>
    </style:style>
    <style:style style:name="P43" style:family="paragraph" style:parent-style-name="Preformatted_20_Text">
      <style:text-properties fo:font-weight="bold" officeooo:rsid="0142bdb5" officeooo:paragraph-rsid="0158f1c1" style:font-weight-asian="bold" style:font-weight-complex="bold"/>
    </style:style>
    <style:style style:name="P44" style:family="paragraph" style:parent-style-name="Preformatted_20_Text">
      <style:text-properties fo:font-weight="bold" officeooo:paragraph-rsid="0158f1c1" style:font-weight-asian="bold" style:font-weight-complex="bold"/>
    </style:style>
    <style:style style:name="P45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6" style:family="paragraph" style:parent-style-name="Preformatted_20_Text">
      <style:text-properties officeooo:paragraph-rsid="00b50e79"/>
    </style:style>
    <style:style style:name="P47" style:family="paragraph" style:parent-style-name="Preformatted_20_Text">
      <style:text-properties officeooo:paragraph-rsid="00c04310"/>
    </style:style>
    <style:style style:name="P48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49" style:family="paragraph" style:parent-style-name="Preformatted_20_Text">
      <style:text-properties officeooo:paragraph-rsid="00cdefb2"/>
    </style:style>
    <style:style style:name="P50" style:family="paragraph" style:parent-style-name="Preformatted_20_Text">
      <style:text-properties officeooo:paragraph-rsid="00d050c0"/>
    </style:style>
    <style:style style:name="P51" style:family="paragraph" style:parent-style-name="Preformatted_20_Text">
      <style:text-properties officeooo:paragraph-rsid="00d7ff43"/>
    </style:style>
    <style:style style:name="P52" style:family="paragraph" style:parent-style-name="Preformatted_20_Text">
      <style:text-properties officeooo:rsid="002959e3" officeooo:paragraph-rsid="013dec3e"/>
    </style:style>
    <style:style style:name="P53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54" style:family="paragraph" style:parent-style-name="Preformatted_20_Text">
      <style:text-properties officeooo:paragraph-rsid="00dce054"/>
    </style:style>
    <style:style style:name="P55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56" style:family="paragraph" style:parent-style-name="Preformatted_20_Text">
      <style:text-properties officeooo:rsid="00104606" officeooo:paragraph-rsid="00e9ebe6"/>
    </style:style>
    <style:style style:name="P57" style:family="paragraph" style:parent-style-name="Preformatted_20_Text">
      <style:text-properties officeooo:paragraph-rsid="00e9ebe6"/>
    </style:style>
    <style:style style:name="P58" style:family="paragraph" style:parent-style-name="Preformatted_20_Text">
      <style:text-properties officeooo:rsid="0009fa69" officeooo:paragraph-rsid="00e9ebe6"/>
    </style:style>
    <style:style style:name="P59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60" style:family="paragraph" style:parent-style-name="Preformatted_20_Text">
      <style:text-properties officeooo:rsid="00ee2877" officeooo:paragraph-rsid="00ee2877"/>
    </style:style>
    <style:style style:name="P61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62" style:family="paragraph" style:parent-style-name="Preformatted_20_Text">
      <style:text-properties officeooo:rsid="00e17379" officeooo:paragraph-rsid="00fdf969"/>
    </style:style>
    <style:style style:name="P63" style:family="paragraph" style:parent-style-name="Preformatted_20_Text">
      <style:text-properties officeooo:paragraph-rsid="00fdf969"/>
    </style:style>
    <style:style style:name="P64" style:family="paragraph" style:parent-style-name="Preformatted_20_Text">
      <style:text-properties officeooo:rsid="01064434" officeooo:paragraph-rsid="01064434"/>
    </style:style>
    <style:style style:name="P65" style:family="paragraph" style:parent-style-name="Preformatted_20_Text">
      <style:text-properties officeooo:paragraph-rsid="01120ce3"/>
    </style:style>
    <style:style style:name="P66" style:family="paragraph" style:parent-style-name="Preformatted_20_Text">
      <style:text-properties officeooo:rsid="0115c6af" officeooo:paragraph-rsid="0115c6af"/>
    </style:style>
    <style:style style:name="P67" style:family="paragraph" style:parent-style-name="Preformatted_20_Text">
      <style:text-properties officeooo:rsid="01164d25" officeooo:paragraph-rsid="01164d25"/>
    </style:style>
    <style:style style:name="P68" style:family="paragraph" style:parent-style-name="Preformatted_20_Text">
      <style:text-properties style:text-scale="92%"/>
    </style:style>
    <style:style style:name="P69" style:family="paragraph" style:parent-style-name="Preformatted_20_Text">
      <style:text-properties officeooo:rsid="011cfa05" officeooo:paragraph-rsid="011cfa05"/>
    </style:style>
    <style:style style:name="P70" style:family="paragraph" style:parent-style-name="Preformatted_20_Text">
      <style:text-properties officeooo:rsid="011d430e" officeooo:paragraph-rsid="011d430e"/>
    </style:style>
    <style:style style:name="P71" style:family="paragraph" style:parent-style-name="Preformatted_20_Text">
      <style:text-properties officeooo:rsid="011ece7d" officeooo:paragraph-rsid="011ece7d"/>
    </style:style>
    <style:style style:name="P72" style:family="paragraph" style:parent-style-name="Preformatted_20_Text">
      <style:text-properties officeooo:rsid="012172dd" officeooo:paragraph-rsid="012172dd"/>
    </style:style>
    <style:style style:name="P73" style:family="paragraph" style:parent-style-name="Preformatted_20_Text">
      <style:text-properties officeooo:rsid="01230095" officeooo:paragraph-rsid="01230095"/>
    </style:style>
    <style:style style:name="P74" style:family="paragraph" style:parent-style-name="Preformatted_20_Text">
      <style:text-properties officeooo:rsid="0124e6a9"/>
    </style:style>
    <style:style style:name="P75" style:family="paragraph" style:parent-style-name="Preformatted_20_Text">
      <style:text-properties officeooo:rsid="0124e6a9" officeooo:paragraph-rsid="0124e6a9"/>
    </style:style>
    <style:style style:name="P76" style:family="paragraph" style:parent-style-name="Preformatted_20_Text">
      <style:text-properties officeooo:paragraph-rsid="01286586"/>
    </style:style>
    <style:style style:name="P77" style:family="paragraph" style:parent-style-name="Preformatted_20_Text">
      <style:text-properties officeooo:paragraph-rsid="012b2747"/>
    </style:style>
    <style:style style:name="P78" style:family="paragraph" style:parent-style-name="Preformatted_20_Text">
      <style:text-properties officeooo:paragraph-rsid="012cf6bf"/>
    </style:style>
    <style:style style:name="P79" style:family="paragraph" style:parent-style-name="Preformatted_20_Text">
      <style:text-properties officeooo:rsid="0119c23d" officeooo:paragraph-rsid="012f0456"/>
    </style:style>
    <style:style style:name="P80" style:family="paragraph" style:parent-style-name="Preformatted_20_Text">
      <style:text-properties officeooo:rsid="011a6bc3" officeooo:paragraph-rsid="011a6bc3"/>
    </style:style>
    <style:style style:name="P81" style:family="paragraph" style:parent-style-name="Preformatted_20_Text">
      <style:text-properties officeooo:rsid="011c03e1" officeooo:paragraph-rsid="011c03e1"/>
    </style:style>
    <style:style style:name="P82" style:family="paragraph" style:parent-style-name="Preformatted_20_Text">
      <style:text-properties officeooo:rsid="01385b5d" officeooo:paragraph-rsid="01385b5d"/>
    </style:style>
    <style:style style:name="P83" style:family="paragraph" style:parent-style-name="Preformatted_20_Text">
      <style:paragraph-properties fo:text-align="center" style:justify-single-word="false"/>
      <style:text-properties officeooo:rsid="01385b5d" officeooo:paragraph-rsid="01385b5d"/>
    </style:style>
    <style:style style:name="P84" style:family="paragraph" style:parent-style-name="Preformatted_20_Text">
      <style:text-properties officeooo:rsid="013dec3e" officeooo:paragraph-rsid="013dec3e"/>
    </style:style>
    <style:style style:name="P85" style:family="paragraph" style:parent-style-name="Preformatted_20_Text">
      <style:text-properties officeooo:paragraph-rsid="013dec3e"/>
    </style:style>
    <style:style style:name="P86" style:family="paragraph" style:parent-style-name="Preformatted_20_Text">
      <style:text-properties officeooo:paragraph-rsid="00ec8a4d"/>
    </style:style>
    <style:style style:name="P87" style:family="paragraph" style:parent-style-name="Preformatted_20_Text">
      <style:text-properties officeooo:paragraph-rsid="014ea5b0"/>
    </style:style>
    <style:style style:name="P88" style:family="paragraph" style:parent-style-name="Preformatted_20_Text">
      <style:text-properties officeooo:rsid="01549e58" officeooo:paragraph-rsid="01585c4b"/>
    </style:style>
    <style:style style:name="P89" style:family="paragraph" style:parent-style-name="Preformatted_20_Text">
      <style:text-properties officeooo:rsid="01552f88" officeooo:paragraph-rsid="01585c4b"/>
    </style:style>
    <style:style style:name="P90" style:family="paragraph" style:parent-style-name="Preformatted_20_Text">
      <style:text-properties officeooo:rsid="015532c5" officeooo:paragraph-rsid="01585c4b"/>
    </style:style>
    <style:style style:name="P91" style:family="paragraph" style:parent-style-name="Preformatted_20_Text">
      <style:text-properties officeooo:rsid="0145e69a" officeooo:paragraph-rsid="01585c4b"/>
    </style:style>
    <style:style style:name="P92" style:family="paragraph" style:parent-style-name="Preformatted_20_Text">
      <style:text-properties officeooo:paragraph-rsid="01585c4b"/>
    </style:style>
    <style:style style:name="P93" style:family="paragraph" style:parent-style-name="Preformatted_20_Text">
      <style:text-properties officeooo:paragraph-rsid="0135e462"/>
    </style:style>
    <style:style style:name="P94" style:family="paragraph" style:parent-style-name="Preformatted_20_Text">
      <style:paragraph-properties fo:text-align="center" style:justify-single-word="false"/>
      <style:text-properties officeooo:rsid="015bdad7" officeooo:paragraph-rsid="015bdad7"/>
    </style:style>
    <style:style style:name="P95" style:family="paragraph" style:parent-style-name="Preformatted_20_Text">
      <style:paragraph-properties fo:text-align="center" style:justify-single-word="false"/>
      <style:text-properties officeooo:rsid="015ce9d4" officeooo:paragraph-rsid="015ce9d4"/>
    </style:style>
    <style:style style:name="P96" style:family="paragraph" style:parent-style-name="Preformatted_20_Text">
      <style:paragraph-properties fo:text-align="center" style:justify-single-word="false"/>
      <style:text-properties officeooo:rsid="015f62d9" officeooo:paragraph-rsid="015f62d9"/>
    </style:style>
    <style:style style:name="P97" style:family="paragraph" style:parent-style-name="Preformatted_20_Text">
      <style:paragraph-properties fo:text-align="center" style:justify-single-word="false"/>
      <style:text-properties officeooo:rsid="015ffb97" officeooo:paragraph-rsid="015ffb97"/>
    </style:style>
    <style:style style:name="P98" style:family="paragraph" style:parent-style-name="Preformatted_20_Text">
      <style:paragraph-properties fo:text-align="center" style:justify-single-word="false"/>
      <style:text-properties officeooo:rsid="0160c970" officeooo:paragraph-rsid="0160c970"/>
    </style:style>
    <style:style style:name="P99" style:family="paragraph" style:parent-style-name="Preformatted_20_Text">
      <style:paragraph-properties fo:text-align="center" style:justify-single-word="false"/>
      <style:text-properties officeooo:rsid="01619ef1" officeooo:paragraph-rsid="01619ef1"/>
    </style:style>
    <style:style style:name="P100" style:family="paragraph" style:parent-style-name="Preformatted_20_Text">
      <style:text-properties officeooo:paragraph-rsid="0173a8dd"/>
    </style:style>
    <style:style style:name="P101" style:family="paragraph" style:parent-style-name="Preformatted_20_Text">
      <style:text-properties fo:font-size="6pt" style:font-size-asian="10pt" style:font-size-complex="10pt"/>
    </style:style>
    <style:style style:name="P102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03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04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05" style:family="paragraph" style:parent-style-name="Text_20_body">
      <style:text-properties fo:language="zxx" fo:country="none" officeooo:paragraph-rsid="00dcd366" style:language-asian="zxx" style:country-asian="none" style:language-complex="zxx" style:country-complex="none"/>
    </style:style>
    <style:style style:name="P106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07" style:family="paragraph" style:parent-style-name="Text_20_body">
      <style:text-properties fo:language="zxx" fo:country="none" officeooo:rsid="00255fc8" officeooo:paragraph-rsid="00fa3cda" style:language-asian="zxx" style:country-asian="none" style:language-complex="zxx" style:country-complex="none"/>
    </style:style>
    <style:style style:name="P108" style:family="paragraph" style:parent-style-name="Text_20_body">
      <style:text-properties fo:language="zxx" fo:country="none" officeooo:paragraph-rsid="013dec3e" style:language-asian="zxx" style:country-asian="none" style:language-complex="zxx" style:country-complex="none"/>
    </style:style>
    <style:style style:name="P109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110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11" style:family="paragraph" style:parent-style-name="Text_20_body">
      <style:text-properties officeooo:paragraph-rsid="00889025"/>
    </style:style>
    <style:style style:name="P112" style:family="paragraph" style:parent-style-name="Text_20_body">
      <style:text-properties fo:font-weight="normal" officeooo:paragraph-rsid="00c4501e" style:font-weight-asian="normal" style:font-weight-complex="normal"/>
    </style:style>
    <style:style style:name="P113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114" style:family="paragraph" style:parent-style-name="Text_20_body">
      <style:text-properties officeooo:paragraph-rsid="00c61787"/>
    </style:style>
    <style:style style:name="P115" style:family="paragraph" style:parent-style-name="Text_20_body">
      <style:text-properties officeooo:rsid="00255fc8" officeooo:paragraph-rsid="00dcd366"/>
    </style:style>
    <style:style style:name="P116" style:family="paragraph" style:parent-style-name="Text_20_body">
      <style:text-properties officeooo:paragraph-rsid="00dcd366"/>
    </style:style>
    <style:style style:name="P117" style:family="paragraph" style:parent-style-name="Text_20_body">
      <style:text-properties officeooo:rsid="002757b1" officeooo:paragraph-rsid="013dec3e"/>
    </style:style>
    <style:style style:name="P118" style:family="paragraph" style:parent-style-name="Text_20_body">
      <style:text-properties officeooo:paragraph-rsid="00dce054"/>
    </style:style>
    <style:style style:name="P119" style:family="paragraph" style:parent-style-name="Text_20_body">
      <style:text-properties fo:language="en" fo:country="US" officeooo:rsid="0014d6fc" officeooo:paragraph-rsid="00fa3cda"/>
    </style:style>
    <style:style style:name="P120" style:family="paragraph" style:parent-style-name="Text_20_body">
      <style:text-properties officeooo:paragraph-rsid="00fa3cda"/>
    </style:style>
    <style:style style:name="P121" style:family="paragraph" style:parent-style-name="Text_20_body">
      <style:text-properties officeooo:paragraph-rsid="013dec3e"/>
    </style:style>
    <style:style style:name="P122" style:family="paragraph" style:parent-style-name="Text_20_body">
      <style:text-properties officeooo:rsid="014056e5" officeooo:paragraph-rsid="01585c4b"/>
    </style:style>
    <style:style style:name="P123" style:family="paragraph" style:parent-style-name="Text_20_body">
      <style:text-properties officeooo:paragraph-rsid="015bdad7"/>
    </style:style>
    <style:style style:name="P124" style:family="paragraph" style:parent-style-name="Text_20_body">
      <style:text-properties officeooo:paragraph-rsid="0171d416"/>
    </style:style>
    <style:style style:name="P125" style:family="paragraph" style:parent-style-name="Text_20_body">
      <style:paragraph-properties fo:margin-top="0in" fo:margin-bottom="0in" loext:contextual-spacing="false"/>
      <style:text-properties officeooo:paragraph-rsid="0031bcff"/>
    </style:style>
    <style:style style:name="P126" style:family="paragraph" style:parent-style-name="Text_20_body">
      <style:paragraph-properties fo:margin-top="0in" fo:margin-bottom="0in" loext:contextual-spacing="false"/>
      <style:text-properties officeooo:paragraph-rsid="00169c1f"/>
    </style:style>
    <style:style style:name="P127" style:family="paragraph" style:parent-style-name="Text_20_body">
      <style:paragraph-properties fo:margin-top="0in" fo:margin-bottom="0in" loext:contextual-spacing="false"/>
      <style:text-properties officeooo:paragraph-rsid="00dcd366"/>
    </style:style>
    <style:style style:name="P128" style:family="paragraph" style:parent-style-name="Preformatted_20_Text">
      <style:paragraph-properties fo:margin-top="0in" fo:margin-bottom="0.1965in" loext:contextual-spacing="false"/>
      <style:text-properties officeooo:paragraph-rsid="00dcd366"/>
    </style:style>
    <style:style style:name="P129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30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31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32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33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134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135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36" style:family="paragraph" style:parent-style-name="Standard">
      <style:text-properties officeooo:paragraph-rsid="00889025"/>
    </style:style>
    <style:style style:name="P137" style:family="paragraph" style:parent-style-name="Standard">
      <style:text-properties officeooo:paragraph-rsid="00b50e79"/>
    </style:style>
    <style:style style:name="P138" style:family="paragraph" style:parent-style-name="Standard">
      <style:text-properties officeooo:paragraph-rsid="00c0ea5a"/>
    </style:style>
    <style:style style:name="P139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40" style:family="paragraph" style:parent-style-name="Standard">
      <style:text-properties fo:font-weight="bold" style:font-weight-asian="bold" style:font-weight-complex="bold"/>
    </style:style>
    <style:style style:name="P141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142" style:family="paragraph" style:parent-style-name="Standard">
      <style:text-properties officeooo:paragraph-rsid="00d7ff43"/>
    </style:style>
    <style:style style:name="P143" style:family="paragraph" style:parent-style-name="Standard">
      <style:text-properties officeooo:paragraph-rsid="00e674e7"/>
    </style:style>
    <style:style style:name="P144" style:family="paragraph" style:parent-style-name="Standard">
      <style:text-properties fo:font-size="10pt"/>
    </style:style>
    <style:style style:name="P145" style:family="paragraph" style:parent-style-name="Standard">
      <style:text-properties officeooo:paragraph-rsid="01120ce3"/>
    </style:style>
    <style:style style:name="P146" style:family="paragraph" style:parent-style-name="Standard">
      <style:text-properties officeooo:paragraph-rsid="0113f9bf"/>
    </style:style>
    <style:style style:name="P147" style:family="paragraph" style:parent-style-name="Standard">
      <style:paragraph-properties fo:text-align="end" style:justify-single-word="false"/>
    </style:style>
    <style:style style:name="P148" style:family="paragraph" style:parent-style-name="Standard">
      <style:paragraph-properties fo:text-align="end" style:justify-single-word="false"/>
      <style:text-properties officeooo:paragraph-rsid="01164d25"/>
    </style:style>
    <style:style style:name="P149" style:family="paragraph" style:parent-style-name="Standard">
      <style:paragraph-properties fo:text-align="end" style:justify-single-word="false"/>
      <style:text-properties officeooo:paragraph-rsid="011d430e"/>
    </style:style>
    <style:style style:name="P150" style:family="paragraph" style:parent-style-name="Standard">
      <style:paragraph-properties fo:text-align="end" style:justify-single-word="false"/>
      <style:text-properties officeooo:paragraph-rsid="012a3349"/>
    </style:style>
    <style:style style:name="P151" style:family="paragraph" style:parent-style-name="Standard">
      <style:paragraph-properties fo:text-align="end" style:justify-single-word="false"/>
      <style:text-properties officeooo:paragraph-rsid="012b2747"/>
    </style:style>
    <style:style style:name="P152" style:family="paragraph" style:parent-style-name="Standard">
      <style:paragraph-properties fo:text-align="end" style:justify-single-word="false"/>
      <style:text-properties officeooo:paragraph-rsid="012f0456"/>
    </style:style>
    <style:style style:name="P153" style:family="paragraph" style:parent-style-name="Standard">
      <style:paragraph-properties fo:text-align="end" style:justify-single-word="false"/>
      <style:text-properties officeooo:paragraph-rsid="012f2993"/>
    </style:style>
    <style:style style:name="P154" style:family="paragraph" style:parent-style-name="Standard">
      <style:paragraph-properties fo:text-align="end" style:justify-single-word="false"/>
      <style:text-properties officeooo:paragraph-rsid="012ff093"/>
    </style:style>
    <style:style style:name="P155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156" style:family="paragraph" style:parent-style-name="Standard">
      <style:text-properties officeooo:paragraph-rsid="012cf6bf"/>
    </style:style>
    <style:style style:name="P157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158" style:family="paragraph" style:parent-style-name="Standard">
      <style:text-properties fo:font-style="italic" style:font-style-asian="italic" style:font-style-complex="italic"/>
    </style:style>
    <style:style style:name="P159" style:family="paragraph" style:parent-style-name="Standard">
      <style:text-properties officeooo:paragraph-rsid="013dec3e"/>
    </style:style>
    <style:style style:name="P160" style:family="paragraph" style:parent-style-name="Standard">
      <style:text-properties officeooo:rsid="0145e69a" officeooo:paragraph-rsid="01585c4b"/>
    </style:style>
    <style:style style:name="P161" style:family="paragraph" style:parent-style-name="Standard">
      <style:text-properties officeooo:rsid="0153c599" officeooo:paragraph-rsid="01585c4b"/>
    </style:style>
    <style:style style:name="P162" style:family="paragraph" style:parent-style-name="Standard">
      <style:text-properties officeooo:rsid="01549e58" officeooo:paragraph-rsid="01585c4b"/>
    </style:style>
    <style:style style:name="P163" style:family="paragraph" style:parent-style-name="Standard">
      <style:text-properties officeooo:rsid="014056e5" officeooo:paragraph-rsid="01585c4b"/>
    </style:style>
    <style:style style:name="P164" style:family="paragraph" style:parent-style-name="Standard">
      <style:text-properties officeooo:paragraph-rsid="01585c4b"/>
    </style:style>
    <style:style style:name="P165" style:family="paragraph" style:parent-style-name="Standard">
      <style:paragraph-properties fo:text-align="start" style:justify-single-word="false"/>
      <style:text-properties officeooo:paragraph-rsid="00b50e79"/>
    </style:style>
    <style:style style:name="P166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167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168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169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170" style:family="paragraph" style:parent-style-name="Table_20_Contents">
      <style:text-properties officeooo:rsid="00104606" officeooo:paragraph-rsid="00e9ebe6"/>
    </style:style>
    <style:style style:name="P171" style:family="paragraph" style:parent-style-name="Table_20_Contents">
      <style:text-properties officeooo:rsid="0010d7b8" officeooo:paragraph-rsid="00e9ebe6"/>
    </style:style>
    <style:style style:name="P172" style:family="paragraph" style:parent-style-name="Table_20_Contents">
      <style:text-properties officeooo:rsid="00ee2877" officeooo:paragraph-rsid="00ee2877"/>
    </style:style>
    <style:style style:name="P173" style:family="paragraph" style:parent-style-name="Table_20_Contents">
      <style:text-properties officeooo:rsid="0105e006" officeooo:paragraph-rsid="0105e006"/>
    </style:style>
    <style:style style:name="P174" style:family="paragraph" style:parent-style-name="Table_20_Contents">
      <style:text-properties officeooo:rsid="01064434" officeooo:paragraph-rsid="01064434"/>
    </style:style>
    <style:style style:name="P175" style:family="paragraph" style:parent-style-name="Table_20_Contents">
      <style:text-properties officeooo:paragraph-rsid="0115c6af"/>
    </style:style>
    <style:style style:name="P176" style:family="paragraph" style:parent-style-name="Table_20_Contents">
      <style:text-properties officeooo:paragraph-rsid="01164d25"/>
    </style:style>
    <style:style style:name="P177" style:family="paragraph" style:parent-style-name="Table_20_Contents">
      <style:text-properties officeooo:paragraph-rsid="011d430e"/>
    </style:style>
    <style:style style:name="P178" style:family="paragraph" style:parent-style-name="Table_20_Contents">
      <style:text-properties officeooo:paragraph-rsid="011d430e" style:text-scale="96%"/>
    </style:style>
    <style:style style:name="P179" style:family="paragraph" style:parent-style-name="Table_20_Contents">
      <style:text-properties officeooo:paragraph-rsid="011ece7d" style:text-scale="96%"/>
    </style:style>
    <style:style style:name="P180" style:family="paragraph" style:parent-style-name="Table_20_Contents">
      <style:text-properties officeooo:paragraph-rsid="012172dd" style:text-scale="96%"/>
    </style:style>
    <style:style style:name="P181" style:family="paragraph" style:parent-style-name="Table_20_Contents">
      <style:text-properties officeooo:paragraph-rsid="01230095" style:text-scale="96%"/>
    </style:style>
    <style:style style:name="P182" style:family="paragraph" style:parent-style-name="Table_20_Contents">
      <style:text-properties officeooo:rsid="01230095" officeooo:paragraph-rsid="01230095" style:text-scale="96%"/>
    </style:style>
    <style:style style:name="P183" style:family="paragraph" style:parent-style-name="Table_20_Contents">
      <style:text-properties officeooo:rsid="01230095" officeooo:paragraph-rsid="013156f2" style:text-scale="96%"/>
    </style:style>
    <style:style style:name="P184" style:family="paragraph" style:parent-style-name="Table_20_Contents">
      <style:text-properties officeooo:paragraph-rsid="01230095"/>
    </style:style>
    <style:style style:name="P185" style:family="paragraph" style:parent-style-name="Table_20_Contents">
      <style:text-properties officeooo:rsid="0124e6a9" officeooo:paragraph-rsid="0124e6a9"/>
    </style:style>
    <style:style style:name="P186" style:family="paragraph" style:parent-style-name="Table_20_Contents">
      <style:text-properties officeooo:rsid="01385b5d" officeooo:paragraph-rsid="01385b5d"/>
    </style:style>
    <style:style style:name="P187" style:family="paragraph" style:parent-style-name="Table_20_Contents">
      <style:text-properties officeooo:rsid="00e6c0bf" officeooo:paragraph-rsid="0158f1c1"/>
    </style:style>
    <style:style style:name="P188" style:family="paragraph" style:parent-style-name="Table_20_Contents">
      <style:text-properties officeooo:rsid="0142bdb5" officeooo:paragraph-rsid="0158f1c1"/>
    </style:style>
    <style:style style:name="P189" style:family="paragraph" style:parent-style-name="Table_20_Contents">
      <style:text-properties officeooo:rsid="015bdad7" officeooo:paragraph-rsid="015bdad7"/>
    </style:style>
    <style:style style:name="P190" style:family="paragraph" style:parent-style-name="Table_20_Contents">
      <style:text-properties officeooo:rsid="015ce9d4" officeooo:paragraph-rsid="015ce9d4"/>
    </style:style>
    <style:style style:name="P191" style:family="paragraph" style:parent-style-name="Table_20_Contents">
      <style:text-properties officeooo:rsid="015f62d9" officeooo:paragraph-rsid="015f62d9"/>
    </style:style>
    <style:style style:name="P192" style:family="paragraph" style:parent-style-name="Table_20_Contents">
      <style:text-properties officeooo:rsid="015ffb97" officeooo:paragraph-rsid="015ffb97"/>
    </style:style>
    <style:style style:name="P193" style:family="paragraph" style:parent-style-name="Table_20_Contents">
      <style:text-properties officeooo:rsid="0160c970" officeooo:paragraph-rsid="0160c970"/>
    </style:style>
    <style:style style:name="P194" style:family="paragraph" style:parent-style-name="Table_20_Contents">
      <style:text-properties officeooo:rsid="01619ef1" officeooo:paragraph-rsid="01619ef1"/>
    </style:style>
    <style:style style:name="P195" style:family="paragraph" style:parent-style-name="Table_20_Contents">
      <style:text-properties officeooo:rsid="0171d416" officeooo:paragraph-rsid="0171d416"/>
    </style:style>
    <style:style style:name="P196" style:family="paragraph" style:parent-style-name="Title">
      <style:text-properties style:font-name="Courier 10 Pitch" fo:font-size="70pt" style:font-size-asian="28pt" style:font-size-complex="28pt"/>
    </style:style>
    <style:style style:name="P197" style:family="paragraph" style:parent-style-name="List_20_Contents">
      <style:paragraph-properties fo:text-align="end" style:justify-single-word="false"/>
      <style:text-properties officeooo:paragraph-rsid="01205433"/>
    </style:style>
    <style:style style:name="P19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99" style:family="paragraph" style:parent-style-name="Contents_20_3">
      <style:paragraph-properties>
        <style:tab-stops>
          <style:tab-stop style:position="6.5555in" style:type="right" style:leader-style="dotted" style:leader-text="."/>
        </style:tab-stops>
      </style:paragraph-properties>
    </style:style>
    <style:style style:name="P200" style:family="paragraph" style:parent-style-name="Contents_20_4">
      <style:paragraph-properties>
        <style:tab-stops>
          <style:tab-stop style:position="6.5161in" style:type="right" style:leader-style="dotted" style:leader-text="."/>
        </style:tab-stops>
      </style:paragraph-properties>
    </style:style>
    <style:style style:name="P201" style:family="paragraph" style:parent-style-name="Contents_20_2">
      <style:paragraph-properties>
        <style:tab-stops>
          <style:tab-stop style:position="6.6146in" style:type="right" style:leader-style="dotted" style:leader-text="."/>
        </style:tab-stops>
      </style:paragraph-properties>
    </style:style>
    <style:style style:name="P202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203" style:family="paragraph" style:parent-style-name="Heading_20_1" style:list-style-name="">
      <style:text-properties fo:language="zxx" fo:country="none" officeooo:rsid="00889025" style:language-asian="zxx" style:country-asian="none" style:language-complex="zxx" style:country-complex="none"/>
    </style:style>
    <style:style style:name="P204" style:family="paragraph" style:parent-style-name="Heading_20_1" style:list-style-name="">
      <style:text-properties fo:language="zxx" fo:country="none" officeooo:paragraph-rsid="00889025" style:language-asian="zxx" style:country-asian="none" style:language-complex="zxx" style:country-complex="none"/>
    </style:style>
    <style:style style:name="P205" style:family="paragraph" style:parent-style-name="Heading_20_1">
      <style:text-properties officeooo:paragraph-rsid="014ea5b0"/>
    </style:style>
    <style:style style:name="P206" style:family="paragraph" style:parent-style-name="Heading_20_1">
      <style:text-properties officeooo:paragraph-rsid="013dec3e"/>
    </style:style>
    <style:style style:name="P207" style:family="paragraph" style:parent-style-name="Heading_20_1">
      <style:text-properties officeooo:paragraph-rsid="00fa3cda"/>
    </style:style>
    <style:style style:name="P208" style:family="paragraph" style:parent-style-name="Heading_20_1">
      <style:text-properties officeooo:paragraph-rsid="00dcd366"/>
    </style:style>
    <style:style style:name="P209" style:family="paragraph" style:parent-style-name="Heading_20_1">
      <style:text-properties officeooo:paragraph-rsid="00dce054"/>
    </style:style>
    <style:style style:name="P210" style:family="paragraph" style:parent-style-name="Heading_20_1">
      <style:paragraph-properties fo:break-before="column"/>
    </style:style>
    <style:style style:name="P211" style:family="paragraph" style:parent-style-name="Heading_20_1" style:list-style-name="">
      <style:paragraph-properties fo:break-before="column"/>
      <style:text-properties fo:language="zxx" fo:country="none" officeooo:rsid="00889025" style:language-asian="zxx" style:country-asian="none" style:language-complex="zxx" style:country-complex="none"/>
    </style:style>
    <style:style style:name="P212" style:family="paragraph" style:parent-style-name="Heading_20_1">
      <style:paragraph-properties fo:break-before="column"/>
      <style:text-properties officeooo:paragraph-rsid="00b50e79"/>
    </style:style>
    <style:style style:name="P213" style:family="paragraph" style:parent-style-name="Heading_20_1">
      <style:paragraph-properties fo:break-before="page"/>
      <style:text-properties fo:language="zxx" fo:country="none" officeooo:rsid="00889025" style:language-asian="zxx" style:country-asian="none" style:language-complex="zxx" style:country-complex="none"/>
    </style:style>
    <style:style style:name="P214" style:family="paragraph" style:parent-style-name="Heading_20_1">
      <style:paragraph-properties fo:break-before="page"/>
      <style:text-properties fo:language="zxx" fo:country="none" officeooo:paragraph-rsid="00889025" style:language-asian="zxx" style:country-asian="none" style:language-complex="zxx" style:country-complex="none"/>
    </style:style>
    <style:style style:name="P215" style:family="paragraph" style:parent-style-name="Heading_20_1">
      <style:paragraph-properties fo:margin-top="0in" fo:margin-bottom="0in" loext:contextual-spacing="false" fo:break-before="column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216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217" style:family="paragraph" style:parent-style-name="Heading_20_2">
      <style:text-properties fo:language="zxx" fo:country="none" officeooo:rsid="00e6c0bf" officeooo:paragraph-rsid="0158f1c1" style:language-asian="zxx" style:country-asian="none" style:language-complex="zxx" style:country-complex="none"/>
    </style:style>
    <style:style style:name="P218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219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220" style:family="paragraph" style:parent-style-name="Heading_20_2">
      <style:text-properties officeooo:paragraph-rsid="00b3a667"/>
    </style:style>
    <style:style style:name="P221" style:family="paragraph" style:parent-style-name="Heading_20_2" style:list-style-name="">
      <style:text-properties officeooo:rsid="00ff7fee" officeooo:paragraph-rsid="013dec3e"/>
    </style:style>
    <style:style style:name="P222" style:family="paragraph" style:parent-style-name="Heading_20_2">
      <style:text-properties officeooo:rsid="014056e5" officeooo:paragraph-rsid="01585c4b"/>
    </style:style>
    <style:style style:name="P223" style:family="paragraph" style:parent-style-name="Heading_20_2">
      <style:text-properties officeooo:paragraph-rsid="00b50e79"/>
    </style:style>
    <style:style style:name="P224" style:family="paragraph" style:parent-style-name="Heading_20_2">
      <style:text-properties officeooo:paragraph-rsid="0173a8dd"/>
    </style:style>
    <style:style style:name="P225" style:family="paragraph" style:parent-style-name="Heading_20_2">
      <style:text-properties officeooo:paragraph-rsid="0105e006"/>
    </style:style>
    <style:style style:name="P226" style:family="paragraph" style:parent-style-name="Heading_20_2">
      <style:text-properties officeooo:paragraph-rsid="0134757e"/>
    </style:style>
    <style:style style:name="P227" style:family="paragraph" style:parent-style-name="Heading_20_2">
      <style:text-properties officeooo:paragraph-rsid="015bdad7"/>
    </style:style>
    <style:style style:name="P228" style:family="paragraph" style:parent-style-name="Heading_20_2">
      <style:paragraph-properties fo:margin-top="0.0193in" fo:margin-bottom="0.0193in" loext:contextual-spacing="false"/>
    </style:style>
    <style:style style:name="P229" style:family="paragraph" style:parent-style-name="Heading_20_2">
      <style:paragraph-properties fo:margin-top="0.0193in" fo:margin-bottom="0.0193in" loext:contextual-spacing="false"/>
      <style:text-properties fo:language="zxx" fo:country="none" officeooo:paragraph-rsid="013dec3e" style:language-asian="zxx" style:country-asian="none" style:language-complex="zxx" style:country-complex="none"/>
    </style:style>
    <style:style style:name="P230" style:family="paragraph" style:parent-style-name="Heading_20_2">
      <style:paragraph-properties fo:margin-top="0.0591in" fo:margin-bottom="0.0835in" loext:contextual-spacing="false"/>
      <style:text-properties fo:font-size="16pt" officeooo:paragraph-rsid="00ec8a4d" style:font-size-asian="16pt" style:font-size-complex="16pt"/>
    </style:style>
    <style:style style:name="P231" style:family="paragraph" style:parent-style-name="Heading_20_2">
      <style:paragraph-properties fo:margin-top="0in" fo:margin-bottom="0.0835in" loext:contextual-spacing="false"/>
      <style:text-properties fo:font-size="16pt" officeooo:paragraph-rsid="00ec8a4d" style:font-size-asian="14pt" style:font-size-complex="16pt"/>
    </style:style>
    <style:style style:name="P232" style:family="paragraph" style:parent-style-name="Heading_20_2">
      <style:paragraph-properties fo:margin-top="0.1181in" fo:margin-bottom="0.0835in" loext:contextual-spacing="false"/>
      <style:text-properties fo:language="zxx" fo:country="none" officeooo:paragraph-rsid="00889025" style:language-asian="zxx" style:country-asian="none" style:language-complex="zxx" style:country-complex="none"/>
    </style:style>
    <style:style style:name="P233" style:family="paragraph" style:parent-style-name="Heading_20_2">
      <style:paragraph-properties fo:margin-top="0.1181in" fo:margin-bottom="0.0835in" loext:contextual-spacing="false"/>
      <style:text-properties fo:language="zxx" fo:country="none" officeooo:paragraph-rsid="013dec3e" style:language-asian="zxx" style:country-asian="none" style:language-complex="zxx" style:country-complex="none"/>
    </style:style>
    <style:style style:name="P234" style:family="paragraph" style:parent-style-name="Heading_20_2">
      <style:paragraph-properties fo:margin-top="0.1181in" fo:margin-bottom="0.0835in" loext:contextual-spacing="false" fo:break-before="column"/>
      <style:text-properties fo:language="zxx" fo:country="none" officeooo:paragraph-rsid="00889025" style:language-asian="zxx" style:country-asian="none" style:language-complex="zxx" style:country-complex="none"/>
    </style:style>
    <style:style style:name="P235" style:family="paragraph" style:parent-style-name="Heading_20_2">
      <style:paragraph-properties fo:break-before="column"/>
    </style:style>
    <style:style style:name="P236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237" style:family="paragraph" style:parent-style-name="Heading_20_3">
      <style:text-properties officeooo:rsid="00f23b3f" officeooo:paragraph-rsid="00f23b3f"/>
    </style:style>
    <style:style style:name="P238" style:family="paragraph" style:parent-style-name="Heading_20_3">
      <style:text-properties officeooo:paragraph-rsid="00b50e79"/>
    </style:style>
    <style:style style:name="P239" style:family="paragraph" style:parent-style-name="Heading_20_3">
      <style:text-properties officeooo:paragraph-rsid="0135e462"/>
    </style:style>
    <style:style style:name="P240" style:family="paragraph" style:parent-style-name="Preformatted_20_Text">
      <style:text-properties officeooo:paragraph-rsid="0133d30e"/>
    </style:style>
    <style:style style:name="P241" style:family="paragraph" style:parent-style-name="Preformatted_20_Text">
      <style:text-properties style:font-name="Liberation Mono" fo:font-size="10pt" officeooo:paragraph-rsid="0174c562" style:font-name-asian="NSimSun" style:font-size-asian="10pt" style:font-name-complex="Liberation Mono" style:font-size-complex="10pt"/>
    </style:style>
    <style:style style:name="P242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243" style:family="paragraph" style:parent-style-name="Heading_20_4">
      <style:text-properties officeooo:paragraph-rsid="00dcd366"/>
    </style:style>
    <style:style style:name="P244" style:family="paragraph" style:parent-style-name="Heading_20_4">
      <style:text-properties officeooo:rsid="0171d416" officeooo:paragraph-rsid="0171d416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2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3" style:family="text">
      <style:text-properties fo:font-size="10pt" fo:language="zxx" fo:country="none" style:language-asian="zxx" style:country-asian="none" style:language-complex="zxx" style:country-complex="none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style:font-size-asian="10pt" style:font-size-complex="10pt" style:text-scale="95%"/>
    </style:style>
    <style:style style:name="T16" style:family="text">
      <style:text-properties fo:font-size="10pt" officeooo:rsid="0145e69a" style:font-size-asian="10pt" style:font-size-complex="10pt"/>
    </style:style>
    <style:style style:name="T17" style:family="text">
      <style:text-properties fo:font-size="10pt" officeooo:rsid="0142bdb5" style:font-size-asian="10pt" style:font-size-complex="10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0" style:family="text">
      <style:text-properties fo:font-size="10pt" fo:font-weight="bold" style:font-weight-asian="bold" style:font-weight-complex="bold"/>
    </style:style>
    <style:style style:name="T21" style:family="text">
      <style:text-properties fo:font-size="10pt" style:text-scale="98%"/>
    </style:style>
    <style:style style:name="T22" style:family="text">
      <style:text-properties style:font-name="Liberation Mono" fo:font-size="10pt"/>
    </style:style>
    <style:style style:name="T23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4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25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26" style:family="text">
      <style:text-properties style:font-name="Liberation Mono" fo:font-size="10pt" fo:font-weight="bold" style:font-weight-asian="bold" style:font-weight-complex="bold"/>
    </style:style>
    <style:style style:name="T27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8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9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0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1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2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33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34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5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6" style:family="text">
      <style:text-properties style:font-name="Liberation Mono" fo:font-size="12pt" style:font-size-asian="10pt" style:font-size-complex="10pt" style:text-scale="95%"/>
    </style:style>
    <style:style style:name="T37" style:family="text">
      <style:text-properties fo:font-weight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 style:text-scale="96%"/>
    </style:style>
    <style:style style:name="T40" style:family="text">
      <style:text-properties fo:font-weight="bold" officeooo:rsid="0133d30e" style:font-weight-asian="bold" style:font-weight-complex="bold"/>
    </style:style>
    <style:style style:name="T41" style:family="text">
      <style:text-properties officeooo:rsid="00389af9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389af9" style:font-weight-asian="normal" style:font-weight-complex="normal"/>
    </style:style>
    <style:style style:name="T44" style:family="text">
      <style:text-properties fo:font-weight="normal" officeooo:rsid="006f653e" style:font-weight-asian="normal" style:font-weight-complex="normal"/>
    </style:style>
    <style:style style:name="T45" style:family="text">
      <style:text-properties fo:font-weight="normal" officeooo:rsid="003b20f0" style:font-weight-asian="normal" style:font-weight-complex="normal"/>
    </style:style>
    <style:style style:name="T46" style:family="text">
      <style:text-properties fo:font-weight="normal" officeooo:rsid="00ac076c" style:font-weight-asian="normal" style:font-weight-complex="normal"/>
    </style:style>
    <style:style style:name="T47" style:family="text">
      <style:text-properties fo:font-weight="normal" officeooo:rsid="0166b561" style:font-weight-asian="normal" style:font-weight-complex="normal"/>
    </style:style>
    <style:style style:name="T48" style:family="text">
      <style:text-properties officeooo:rsid="003986a6"/>
    </style:style>
    <style:style style:name="T49" style:family="text">
      <style:text-properties style:font-name="Liberation Serif"/>
    </style:style>
    <style:style style:name="T50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51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52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3" style:family="text">
      <style:text-properties style:font-name="Liberation Serif" fo:font-size="10pt" officeooo:rsid="014274a8" style:font-size-asian="10pt" style:font-size-complex="10pt"/>
    </style:style>
    <style:style style:name="T54" style:family="text">
      <style:text-properties style:font-name="Liberation Serif" fo:font-weight="bold" style:font-weight-asian="bold" style:font-weight-complex="bold"/>
    </style:style>
    <style:style style:name="T55" style:family="text">
      <style:text-properties style:font-name="Liberation Serif" officeooo:rsid="009d69b1"/>
    </style:style>
    <style:style style:name="T56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57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58" style:family="text">
      <style:text-properties style:font-name="Liberation Serif" fo:font-size="12pt" style:font-size-asian="10pt" style:font-size-complex="10pt"/>
    </style:style>
    <style:style style:name="T59" style:family="text">
      <style:text-properties style:font-name="Liberation Serif" fo:font-size="12pt" style:font-size-asian="10pt" style:font-size-complex="10pt" style:text-scale="96%"/>
    </style:style>
    <style:style style:name="T60" style:family="text">
      <style:text-properties style:font-name="Liberation Serif" fo:font-size="12pt" officeooo:rsid="00cf59bd" style:font-size-asian="10pt" style:font-size-complex="10pt"/>
    </style:style>
    <style:style style:name="T61" style:family="text">
      <style:text-properties style:font-name="Liberation Serif" fo:font-size="12pt" officeooo:rsid="00ac076c" style:font-size-asian="10pt" style:font-size-complex="10pt"/>
    </style:style>
    <style:style style:name="T62" style:family="text">
      <style:text-properties style:font-name="Liberation Serif" fo:font-size="12pt" officeooo:rsid="00d31dae" style:font-size-asian="10pt" style:font-size-complex="10pt"/>
    </style:style>
    <style:style style:name="T63" style:family="text">
      <style:text-properties style:font-name="Liberation Serif" style:text-scale="95%"/>
    </style:style>
    <style:style style:name="T64" style:family="text">
      <style:text-properties style:font-name="Liberation Serif" officeooo:rsid="00a9aa07" style:text-scale="95%"/>
    </style:style>
    <style:style style:name="T65" style:family="text">
      <style:text-properties officeooo:rsid="00489d25"/>
    </style:style>
    <style:style style:name="T66" style:family="text">
      <style:text-properties fo:font-style="italic"/>
    </style:style>
    <style:style style:name="T67" style:family="text">
      <style:text-properties officeooo:rsid="005581f4"/>
    </style:style>
    <style:style style:name="T68" style:family="text">
      <style:text-properties officeooo:rsid="005f1101"/>
    </style:style>
    <style:style style:name="T69" style:family="text">
      <style:text-properties fo:color="#000000" fo:font-weight="bold"/>
    </style:style>
    <style:style style:name="T70" style:family="text">
      <style:text-properties style:font-name="monospace"/>
    </style:style>
    <style:style style:name="T71" style:family="text">
      <style:text-properties style:font-name="monospace" officeooo:rsid="005f1101"/>
    </style:style>
    <style:style style:name="T72" style:family="text">
      <style:text-properties officeooo:rsid="00602682"/>
    </style:style>
    <style:style style:name="T73" style:family="text">
      <style:text-properties officeooo:rsid="00636fae"/>
    </style:style>
    <style:style style:name="T74" style:family="text">
      <style:text-properties officeooo:rsid="00647ed4"/>
    </style:style>
    <style:style style:name="T75" style:family="text">
      <style:text-properties officeooo:rsid="006f653e"/>
    </style:style>
    <style:style style:name="T76" style:family="text">
      <style:text-properties fo:language="zxx" fo:country="none" style:language-asian="zxx" style:country-asian="none" style:language-complex="zxx" style:country-complex="none"/>
    </style:style>
    <style:style style:name="T77" style:family="text">
      <style:text-properties fo:language="zxx" fo:country="none" officeooo:rsid="0033870c" style:language-asian="zxx" style:country-asian="none" style:language-complex="zxx" style:country-complex="none"/>
    </style:style>
    <style:style style:name="T78" style:family="text">
      <style:text-properties fo:language="zxx" fo:country="none" officeooo:rsid="001d9157" style:language-asian="zxx" style:country-asian="none" style:language-complex="zxx" style:country-complex="none"/>
    </style:style>
    <style:style style:name="T79" style:family="text">
      <style:text-properties fo:language="zxx" fo:country="none" officeooo:rsid="001fbd9c" style:language-asian="zxx" style:country-asian="none" style:language-complex="zxx" style:country-complex="none"/>
    </style:style>
    <style:style style:name="T80" style:family="text">
      <style:text-properties fo:language="zxx" fo:country="none" officeooo:rsid="003b20f0" style:language-asian="zxx" style:country-asian="none" style:language-complex="zxx" style:country-complex="none"/>
    </style:style>
    <style:style style:name="T81" style:family="text">
      <style:text-properties fo:language="zxx" fo:country="none" officeooo:rsid="002bb4ef" style:language-asian="zxx" style:country-asian="none" style:language-complex="zxx" style:country-complex="none"/>
    </style:style>
    <style:style style:name="T82" style:family="text">
      <style:text-properties fo:language="zxx" fo:country="none" officeooo:rsid="002d3ccc" style:language-asian="zxx" style:country-asian="none" style:language-complex="zxx" style:country-complex="none"/>
    </style:style>
    <style:style style:name="T83" style:family="text">
      <style:text-properties fo:language="zxx" fo:country="none" officeooo:rsid="00819b96" style:language-asian="zxx" style:country-asian="none" style:language-complex="zxx" style:country-complex="none"/>
    </style:style>
    <style:style style:name="T84" style:family="text">
      <style:text-properties fo:language="zxx" fo:country="none" style:language-asian="zxx" style:country-asian="none" style:language-complex="zxx" style:country-complex="none" style:text-scale="97%"/>
    </style:style>
    <style:style style:name="T85" style:family="text">
      <style:text-properties fo:language="zxx" fo:country="none" style:language-asian="zxx" style:country-asian="none" style:language-complex="zxx" style:country-complex="none" style:text-scale="98%"/>
    </style:style>
    <style:style style:name="T86" style:family="text">
      <style:text-properties fo:language="zxx" fo:country="none" officeooo:rsid="009f4498" style:language-asian="zxx" style:country-asian="none" style:language-complex="zxx" style:country-complex="none"/>
    </style:style>
    <style:style style:name="T87" style:family="text">
      <style:text-properties fo:language="zxx" fo:country="none" officeooo:rsid="006f653e" style:language-asian="zxx" style:country-asian="none" style:language-complex="zxx" style:country-complex="none"/>
    </style:style>
    <style:style style:name="T88" style:family="text">
      <style:text-properties fo:language="zxx" fo:country="none" officeooo:rsid="00c3a387" style:language-asian="zxx" style:country-asian="none" style:language-complex="zxx" style:country-complex="none"/>
    </style:style>
    <style:style style:name="T89" style:family="text">
      <style:text-properties fo:language="zxx" fo:country="none" officeooo:rsid="00c4501e" style:language-asian="zxx" style:country-asian="none" style:language-complex="zxx" style:country-complex="none"/>
    </style:style>
    <style:style style:name="T90" style:family="text">
      <style:text-properties fo:language="zxx" fo:country="none" officeooo:rsid="00c9bdb2" style:language-asian="zxx" style:country-asian="none" style:language-complex="zxx" style:country-complex="none"/>
    </style:style>
    <style:style style:name="T91" style:family="text">
      <style:text-properties fo:language="zxx" fo:country="none" officeooo:rsid="0104cc98" style:language-asian="zxx" style:country-asian="none" style:language-complex="zxx" style:country-complex="none"/>
    </style:style>
    <style:style style:name="T92" style:family="text">
      <style:text-properties fo:language="zxx" fo:country="none" style:language-asian="zxx" style:country-asian="none" style:language-complex="zxx" style:country-complex="none" style:text-scale="96%"/>
    </style:style>
    <style:style style:name="T93" style:family="text">
      <style:text-properties fo:language="zxx" fo:country="none" officeooo:rsid="013ab4f4" style:language-asian="zxx" style:country-asian="none" style:language-complex="zxx" style:country-complex="none"/>
    </style:style>
    <style:style style:name="T94" style:family="text">
      <style:text-properties fo:language="zxx" fo:country="none" officeooo:rsid="00889025" style:language-asian="zxx" style:country-asian="none" style:language-complex="zxx" style:country-complex="none"/>
    </style:style>
    <style:style style:name="T95" style:family="text">
      <style:text-properties fo:language="zxx" fo:country="none" officeooo:rsid="013dec3e" style:language-asian="zxx" style:country-asian="none" style:language-complex="zxx" style:country-complex="none"/>
    </style:style>
    <style:style style:name="T96" style:family="text">
      <style:text-properties fo:language="zxx" fo:country="none" officeooo:rsid="00189797" style:language-asian="zxx" style:country-asian="none" style:language-complex="zxx" style:country-complex="none"/>
    </style:style>
    <style:style style:name="T97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98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99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00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01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02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03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04" style:family="text">
      <style:text-properties fo:language="zxx" fo:country="none" fo:font-weight="bold" style:language-asian="zxx" style:country-asian="none" style:language-complex="zxx" style:country-complex="none"/>
    </style:style>
    <style:style style:name="T105" style:family="text">
      <style:text-properties fo:language="zxx" fo:country="none" fo:font-style="italic" style:language-asian="zxx" style:country-asian="none" style:language-complex="zxx" style:country-complex="none"/>
    </style:style>
    <style:style style:name="T106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07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08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09" style:family="text">
      <style:text-properties officeooo:rsid="00701ae9"/>
    </style:style>
    <style:style style:name="T110" style:family="text">
      <style:text-properties style:font-name-asian="NSimSun" style:font-name-complex="Liberation Mono"/>
    </style:style>
    <style:style style:name="T111" style:family="text">
      <style:text-properties officeooo:rsid="00369f7a" style:font-name-asian="NSimSun" style:font-name-complex="Liberation Mono"/>
    </style:style>
    <style:style style:name="T112" style:family="text">
      <style:text-properties officeooo:rsid="00b94b22" style:font-name-asian="NSimSun" style:font-name-complex="Liberation Mono"/>
    </style:style>
    <style:style style:name="T113" style:family="text">
      <style:text-properties officeooo:rsid="0102ef04" style:font-name-asian="NSimSun" style:font-name-complex="Liberation Mono"/>
    </style:style>
    <style:style style:name="T114" style:family="text">
      <style:text-properties officeooo:rsid="003b20f0"/>
    </style:style>
    <style:style style:name="T115" style:family="text">
      <style:text-properties style:text-scale="98%"/>
    </style:style>
    <style:style style:name="T116" style:family="text">
      <style:text-properties officeooo:rsid="01230095" style:text-scale="98%"/>
    </style:style>
    <style:style style:name="T117" style:family="text">
      <style:text-properties officeooo:rsid="0119c23d" style:text-scale="98%"/>
    </style:style>
    <style:style style:name="T118" style:family="text">
      <style:text-properties officeooo:rsid="012f2993" style:text-scale="98%"/>
    </style:style>
    <style:style style:name="T119" style:family="text">
      <style:text-properties officeooo:rsid="012ff093" style:text-scale="98%"/>
    </style:style>
    <style:style style:name="T120" style:family="text">
      <style:text-properties officeooo:rsid="013156f2" style:text-scale="98%"/>
    </style:style>
    <style:style style:name="T121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22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23" style:family="text">
      <style:text-properties officeooo:rsid="008ed4d2"/>
    </style:style>
    <style:style style:name="T124" style:family="text">
      <style:text-properties officeooo:rsid="0091a3b5"/>
    </style:style>
    <style:style style:name="T125" style:family="text">
      <style:text-properties officeooo:rsid="00946df3"/>
    </style:style>
    <style:style style:name="T126" style:family="text">
      <style:text-properties officeooo:rsid="009a1201"/>
    </style:style>
    <style:style style:name="T127" style:family="text">
      <style:text-properties officeooo:rsid="009baf15"/>
    </style:style>
    <style:style style:name="T128" style:family="text">
      <style:text-properties officeooo:rsid="009f4498"/>
    </style:style>
    <style:style style:name="T129" style:family="text">
      <style:text-properties fo:font-size="6pt" style:font-size-asian="10pt" style:font-size-complex="10pt"/>
    </style:style>
    <style:style style:name="T130" style:family="text">
      <style:text-properties fo:font-size="6pt" officeooo:rsid="0173a8dd" style:font-size-asian="10pt" style:font-size-complex="10pt"/>
    </style:style>
    <style:style style:name="T131" style:family="text">
      <style:text-properties officeooo:rsid="00a70531"/>
    </style:style>
    <style:style style:name="T132" style:family="text">
      <style:text-properties officeooo:rsid="00ac076c"/>
    </style:style>
    <style:style style:name="T133" style:family="text">
      <style:text-properties officeooo:rsid="00ad27e1"/>
    </style:style>
    <style:style style:name="T134" style:family="text">
      <style:text-properties officeooo:rsid="00baef6e"/>
    </style:style>
    <style:style style:name="T135" style:family="text">
      <style:text-properties officeooo:rsid="00c04310"/>
    </style:style>
    <style:style style:name="T136" style:family="text">
      <style:text-properties officeooo:rsid="00c20a31"/>
    </style:style>
    <style:style style:name="T137" style:family="text">
      <style:text-properties officeooo:rsid="00c3deb3"/>
    </style:style>
    <style:style style:name="T138" style:family="text">
      <style:text-properties officeooo:rsid="00c4501e"/>
    </style:style>
    <style:style style:name="T139" style:family="text">
      <style:text-properties style:text-scale="96%"/>
    </style:style>
    <style:style style:name="T140" style:family="text">
      <style:text-properties officeooo:rsid="00d31dae"/>
    </style:style>
    <style:style style:name="T141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2" style:family="text">
      <style:text-properties officeooo:rsid="00da39da"/>
    </style:style>
    <style:style style:name="T143" style:family="text">
      <style:text-properties officeooo:rsid="00dcd366"/>
    </style:style>
    <style:style style:name="T144" style:family="text">
      <style:text-properties officeooo:rsid="00e17379"/>
    </style:style>
    <style:style style:name="T145" style:family="text">
      <style:text-properties officeooo:rsid="00e6c0bf"/>
    </style:style>
    <style:style style:name="T146" style:family="text">
      <style:text-properties officeooo:rsid="0009fa69"/>
    </style:style>
    <style:style style:name="T147" style:family="text">
      <style:text-properties officeooo:rsid="00f1541a"/>
    </style:style>
    <style:style style:name="T148" style:family="text">
      <style:text-properties officeooo:rsid="00f3d51e"/>
    </style:style>
    <style:style style:name="T149" style:family="text">
      <style:text-properties officeooo:rsid="00f5d83f"/>
    </style:style>
    <style:style style:name="T150" style:family="text">
      <style:text-properties officeooo:rsid="00f81a30"/>
    </style:style>
    <style:style style:name="T151" style:family="text">
      <style:text-properties officeooo:rsid="00ff7fee"/>
    </style:style>
    <style:style style:name="T152" style:family="text">
      <style:text-properties officeooo:rsid="01001712"/>
    </style:style>
    <style:style style:name="T153" style:family="text">
      <style:text-properties officeooo:rsid="0105e006"/>
    </style:style>
    <style:style style:name="T154" style:family="text">
      <style:text-properties officeooo:rsid="0107eacd"/>
    </style:style>
    <style:style style:name="T155" style:family="text">
      <style:text-properties officeooo:rsid="01087700"/>
    </style:style>
    <style:style style:name="T156" style:family="text">
      <style:text-properties officeooo:rsid="010d25b7"/>
    </style:style>
    <style:style style:name="T157" style:family="text">
      <style:text-properties officeooo:rsid="0113f9bf"/>
    </style:style>
    <style:style style:name="T158" style:family="text">
      <style:text-properties officeooo:rsid="011411e9"/>
    </style:style>
    <style:style style:name="T159" style:family="text">
      <style:text-properties officeooo:rsid="0114ac00"/>
    </style:style>
    <style:style style:name="T160" style:family="text">
      <style:text-properties officeooo:rsid="0115c6af"/>
    </style:style>
    <style:style style:name="T161" style:family="text">
      <style:text-properties officeooo:rsid="01164d25"/>
    </style:style>
    <style:style style:name="T162" style:family="text">
      <style:text-properties officeooo:rsid="011a6bc3"/>
    </style:style>
    <style:style style:name="T163" style:family="text">
      <style:text-properties officeooo:rsid="011d430e"/>
    </style:style>
    <style:style style:name="T164" style:family="text">
      <style:text-properties officeooo:rsid="012172dd"/>
    </style:style>
    <style:style style:name="T165" style:family="text">
      <style:text-properties officeooo:rsid="01230095"/>
    </style:style>
    <style:style style:name="T166" style:family="text">
      <style:text-properties officeooo:rsid="01286586"/>
    </style:style>
    <style:style style:name="T167" style:family="text">
      <style:text-properties officeooo:rsid="012a3349"/>
    </style:style>
    <style:style style:name="T168" style:family="text">
      <style:text-properties officeooo:rsid="012b2747"/>
    </style:style>
    <style:style style:name="T169" style:family="text">
      <style:text-properties officeooo:rsid="012cf6bf"/>
    </style:style>
    <style:style style:name="T170" style:family="text">
      <style:text-properties officeooo:rsid="012e4428"/>
    </style:style>
    <style:style style:name="T171" style:family="text">
      <style:text-properties officeooo:rsid="012ea5f8"/>
    </style:style>
    <style:style style:name="T172" style:family="text">
      <style:text-properties officeooo:rsid="012ff093"/>
    </style:style>
    <style:style style:name="T173" style:family="text">
      <style:text-properties style:text-underline-style="solid" style:text-underline-type="double" style:text-underline-width="auto" style:text-underline-color="font-color"/>
    </style:style>
    <style:style style:name="T174" style:family="text">
      <style:text-properties officeooo:rsid="0133d30e"/>
    </style:style>
    <style:style style:name="T175" style:family="text">
      <style:text-properties officeooo:rsid="0134757e"/>
    </style:style>
    <style:style style:name="T176" style:family="text">
      <style:text-properties officeooo:rsid="0135e462"/>
    </style:style>
    <style:style style:name="T177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178" style:family="text">
      <style:text-properties officeooo:rsid="013eca18"/>
    </style:style>
    <style:style style:name="T179" style:family="text">
      <style:text-properties officeooo:rsid="0140f8af"/>
    </style:style>
    <style:style style:name="T180" style:family="text">
      <style:text-properties officeooo:rsid="014274a8"/>
    </style:style>
    <style:style style:name="T181" style:family="text">
      <style:text-properties officeooo:rsid="0144296b"/>
    </style:style>
    <style:style style:name="T182" style:family="text">
      <style:text-properties officeooo:rsid="01476a30"/>
    </style:style>
    <style:style style:name="T183" style:family="text">
      <style:text-properties officeooo:rsid="014c7d34"/>
    </style:style>
    <style:style style:name="T184" style:family="text">
      <style:text-properties officeooo:rsid="014ea5b0"/>
    </style:style>
    <style:style style:name="T185" style:family="text">
      <style:text-properties officeooo:rsid="0153c599"/>
    </style:style>
    <style:style style:name="T186" style:family="text">
      <style:text-properties officeooo:rsid="01556696"/>
    </style:style>
    <style:style style:name="T187" style:family="text">
      <style:text-properties officeooo:rsid="015bdad7"/>
    </style:style>
    <style:style style:name="T188" style:family="text">
      <style:text-properties officeooo:rsid="016346ab"/>
    </style:style>
    <style:style style:name="T189" style:family="text">
      <style:text-properties officeooo:rsid="0166b561"/>
    </style:style>
    <style:style style:name="T190" style:family="text">
      <style:text-properties officeooo:rsid="016a5a1e"/>
    </style:style>
    <style:style style:name="T191" style:family="text">
      <style:text-properties officeooo:rsid="016cbd37"/>
    </style:style>
    <style:style style:name="T192" style:family="text">
      <style:text-properties officeooo:rsid="0173a8d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4" fo:column-gap="0.1571in">
          <style:column style:rel-width="16383*" fo:start-indent="0in" fo:end-indent="0.0783in"/>
          <style:column style:rel-width="16383*" fo:start-indent="0.0783in" fo:end-indent="0.0783in"/>
          <style:column style:rel-width="16383*" fo:start-indent="0.0783in" fo:end-indent="0.0783in"/>
          <style:column style:rel-width="16386*" fo:start-indent="0.0783in" fo:end-indent="0in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3929in">
          <style:column style:rel-width="32767*" fo:start-indent="0in" fo:end-indent="0.1965in"/>
          <style:column style:rel-width="32768*" fo:start-indent="0.1965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96">Terminal</text:p>
              <text:p text:style-name="P24"><text:span text:style-name="T110"><text:s/></text:span><text:span text:style-name="T111">glossary </text:span><text:span text:style-name="T112">0.</text:span><text:span text:style-name="T113">4</text:span></text:p>
            </table:table-cell>
            <table:table-cell table:style-name="Table4.B1" office:value-type="string">
              <text:p text:style-name="P166"><draw:frame draw:style-name="fr2" draw:name="Image1" text:anchor-type="char" svg:width="1.8283in" svg:height="1.8283in" draw:z-index="0"><draw:image xlink:href="Pictures/10000201000002580000025866346A1A.png" xlink:type="simple" xlink:show="embed" xlink:actuate="onLoad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198"><text:a xlink:type="simple" xlink:href="#__RefHeading___Toc653_1005567325" text:style-name="Index_20_Link" text:visited-style-name="Index_20_Link">New terminal<text:tab/>1</text:a></text:p>
            <text:p text:style-name="P198"><text:a xlink:type="simple" xlink:href="#__RefHeading___Toc4184_2220584875" text:style-name="Index_20_Link" text:visited-style-name="Index_20_Link">terminal history<text:tab/>1</text:a></text:p>
            <text:p text:style-name="P198"><text:a xlink:type="simple" xlink:href="#__RefHeading___Toc3165_268976311" text:style-name="Index_20_Link" text:visited-style-name="Index_20_Link">Navigation<text:tab/>2</text:a></text:p>
            <text:p text:style-name="P201"><text:a xlink:type="simple" xlink:href="#__RefHeading___Toc3169_1590653438" text:style-name="Index_20_Link" text:visited-style-name="Index_20_Link">list<text:tab/>2</text:a></text:p>
            <text:p text:style-name="P201"><text:a xlink:type="simple" xlink:href="#__RefHeading___Toc3167_268976311" text:style-name="Index_20_Link" text:visited-style-name="Index_20_Link">find<text:tab/>2</text:a></text:p>
            <text:p text:style-name="P201"><text:a xlink:type="simple" xlink:href="#__RefHeading___Toc4094_2220584875" text:style-name="Index_20_Link" text:visited-style-name="Index_20_Link">locate<text:tab/>2</text:a></text:p>
            <text:p text:style-name="P201"><text:a xlink:type="simple" xlink:href="#__RefHeading___Toc3169_268976311" text:style-name="Index_20_Link" text:visited-style-name="Index_20_Link">tree<text:tab/>2</text:a></text:p>
            <text:p text:style-name="P198"><text:a xlink:type="simple" xlink:href="#__RefHeading___Toc11528_3461777943" text:style-name="Index_20_Link" text:visited-style-name="Index_20_Link">Directories<text:tab/>2</text:a></text:p>
            <text:p text:style-name="P201"><text:a xlink:type="simple" xlink:href="#__RefHeading___Toc11530_3461777943" text:style-name="Index_20_Link" text:visited-style-name="Index_20_Link">working dir<text:tab/>2</text:a></text:p>
            <text:p text:style-name="P201"><text:a xlink:type="simple" xlink:href="#__RefHeading___Toc11532_3461777943" text:style-name="Index_20_Link" text:visited-style-name="Index_20_Link">new directory<text:tab/>2</text:a></text:p>
            <text:p text:style-name="P201"><text:a xlink:type="simple" xlink:href="#__RefHeading___Toc3171_1590653438" text:style-name="Index_20_Link" text:visited-style-name="Index_20_Link">change directory<text:tab/>2</text:a></text:p>
            <text:p text:style-name="P199"><text:a xlink:type="simple" xlink:href="#__RefHeading___Toc11136_952624381" text:style-name="Index_20_Link" text:visited-style-name="Index_20_Link">open directory<text:tab/>2</text:a></text:p>
            <text:p text:style-name="P201"><text:a xlink:type="simple" xlink:href="#__RefHeading___Toc2029_451784513" text:style-name="Index_20_Link" text:visited-style-name="Index_20_Link">bash<text:tab/>2</text:a></text:p>
            <text:p text:style-name="P198"><text:a xlink:type="simple" xlink:href="#__RefHeading___Toc11706_1086886642" text:style-name="Index_20_Link" text:visited-style-name="Index_20_Link">files<text:tab/>3</text:a></text:p>
            <text:p text:style-name="P201"><text:a xlink:type="simple" xlink:href="#__RefHeading___Toc2608_1379477827" text:style-name="Index_20_Link" text:visited-style-name="Index_20_Link">create a new file<text:tab/>3</text:a></text:p>
            <text:p text:style-name="P201"><text:a xlink:type="simple" xlink:href="#__RefHeading___Toc2610_1379477827" text:style-name="Index_20_Link" text:visited-style-name="Index_20_Link">Copy<text:tab/>3</text:a></text:p>
            <text:p text:style-name="P201"><text:a xlink:type="simple" xlink:href="#__RefHeading___Toc3179_1590653438" text:style-name="Index_20_Link" text:visited-style-name="Index_20_Link">Move<text:tab/>3</text:a></text:p>
            <text:p text:style-name="P201"><text:a xlink:type="simple" xlink:href="#__RefHeading___Toc3181_1590653438" text:style-name="Index_20_Link" text:visited-style-name="Index_20_Link">Rename<text:tab/>3</text:a></text:p>
            <text:p text:style-name="P201"><text:a xlink:type="simple" xlink:href="#__RefHeading___Toc3183_1590653438" text:style-name="Index_20_Link" text:visited-style-name="Index_20_Link">Delete<text:tab/>3</text:a></text:p>
            <text:p text:style-name="P201"><text:a xlink:type="simple" xlink:href="#__RefHeading___Toc20017_205490006" text:style-name="Index_20_Link" text:visited-style-name="Index_20_Link">file contents<text:tab/>3</text:a></text:p>
            <text:p text:style-name="P201"><text:a xlink:type="simple" xlink:href="#__RefHeading___Toc11534_3461777943" text:style-name="Index_20_Link" text:visited-style-name="Index_20_Link">Make executables<text:tab/>3</text:a></text:p>
            <text:p text:style-name="P201"><text:a xlink:type="simple" xlink:href="#__RefHeading___Toc11138_952624381" text:style-name="Index_20_Link" text:visited-style-name="Index_20_Link">editing files<text:tab/>4</text:a></text:p>
            <text:p text:style-name="P199"><text:a xlink:type="simple" xlink:href="#__RefHeading___Toc3187_1590653438" text:style-name="Index_20_Link" text:visited-style-name="Index_20_Link">Redirection<text:tab/>4</text:a></text:p>
            <text:p text:style-name="P200"><text:a xlink:type="simple" xlink:href="#__RefHeading___Toc3189_1590653438" text:style-name="Index_20_Link" text:visited-style-name="Index_20_Link">Appending<text:tab/>4</text:a></text:p>
            <text:p text:style-name="P200"><text:a xlink:type="simple" xlink:href="#__RefHeading___Toc3191_1590653438" text:style-name="Index_20_Link" text:visited-style-name="Index_20_Link">Piping<text:tab/>4</text:a></text:p>
            <text:p text:style-name="P200"><text:a xlink:type="simple" xlink:href="#__RefHeading___Toc3193_1590653438" text:style-name="Index_20_Link" text:visited-style-name="Index_20_Link">Sorting<text:tab/>4</text:a></text:p>
            <text:p text:style-name="P200"><text:a xlink:type="simple" xlink:href="#__RefHeading___Toc3195_1590653438" text:style-name="Index_20_Link" text:visited-style-name="Index_20_Link">Unique<text:tab/>4</text:a></text:p>
            <text:p text:style-name="P198"><text:a xlink:type="simple" xlink:href="#__RefHeading___Toc11536_3461777943" text:style-name="Index_20_Link" text:visited-style-name="Index_20_Link">GREP<text:tab/>4</text:a></text:p>
            <text:p text:style-name="P198"><text:a xlink:type="simple" xlink:href="#__RefHeading___Toc5624_428051376" text:style-name="Index_20_Link" text:visited-style-name="Index_20_Link">stdin<text:tab/>4</text:a></text:p>
            <text:p text:style-name="P200"><text:a xlink:type="simple" xlink:href="#__RefHeading___Toc2214_1677407077" text:style-name="Index_20_Link" text:visited-style-name="Index_20_Link">stream editor<text:tab/>4</text:a></text:p>
            <text:p text:style-name="P198"><text:a xlink:type="simple" xlink:href="#__RefHeading___Toc10155_72527309" text:style-name="Index_20_Link" text:visited-style-name="Index_20_Link">Apps<text:tab/>5</text:a></text:p>
            <text:p text:style-name="P199"><text:a xlink:type="simple" xlink:href="#__RefHeading___Toc3662_382694965" text:style-name="Index_20_Link" text:visited-style-name="Index_20_Link">terminal names<text:tab/>5</text:a></text:p>
            <text:p text:style-name="P199"><text:a xlink:type="simple" xlink:href="#__RefHeading___Toc10157_72527309" text:style-name="Index_20_Link" text:visited-style-name="Index_20_Link">List app paths<text:tab/>5</text:a></text:p>
            <text:p text:style-name="P201"><text:a xlink:type="simple" xlink:href="#__RefHeading___Toc708_828875736" text:style-name="Index_20_Link" text:visited-style-name="Index_20_Link">Install apps<text:tab/>5</text:a></text:p>
            <text:p text:style-name="P199"><text:a xlink:type="simple" xlink:href="#__RefHeading___Toc1022_1285522627" text:style-name="Index_20_Link" text:visited-style-name="Index_20_Link">uninstall apps<text:tab/>5</text:a></text:p>
            <text:p text:style-name="P199"><text:a xlink:type="simple" xlink:href="#__RefHeading___Toc2127_37273550" text:style-name="Index_20_Link" text:visited-style-name="Index_20_Link">reinstall apps<text:tab/>5</text:a></text:p>
            <text:p text:style-name="P201"><text:a xlink:type="simple" xlink:href="#__RefHeading___Toc1024_1285522627" text:style-name="Index_20_Link" text:visited-style-name="Index_20_Link">remove ppas<text:tab/>5</text:a></text:p>
            <text:p text:style-name="P199"><text:a xlink:type="simple" xlink:href="#__RefHeading___Toc11708_1086886642" text:style-name="Index_20_Link" text:visited-style-name="Index_20_Link">install .sh scripts<text:tab/>5</text:a></text:p>
            <text:p text:style-name="P201"><text:a xlink:type="simple" xlink:href="#__RefHeading___Toc869_553901057" text:style-name="Index_20_Link" text:visited-style-name="Index_20_Link">Install updates<text:tab/>6</text:a></text:p>
            <text:p text:style-name="P201"><text:a xlink:type="simple" xlink:href="#__RefHeading___Toc1026_1285522627" text:style-name="Index_20_Link" text:visited-style-name="Index_20_Link">fixing repos<text:tab/>6</text:a></text:p>
            <text:p text:style-name="P198"><text:a xlink:type="simple" xlink:href="#__RefHeading___Toc2218_1677407077" text:style-name="Index_20_Link" text:visited-style-name="Index_20_Link">System<text:tab/>6</text:a></text:p>
            <text:p text:style-name="P201"><text:a xlink:type="simple" xlink:href="#__RefHeading___Toc2220_1677407077" text:style-name="Index_20_Link" text:visited-style-name="Index_20_Link">disks<text:tab/>6</text:a></text:p>
            <text:p text:style-name="P201"><text:a xlink:type="simple" xlink:href="#__RefHeading___Toc3171_268976311" text:style-name="Index_20_Link" text:visited-style-name="Index_20_Link">disk usage<text:tab/>6</text:a></text:p>
            <text:p text:style-name="P199"><text:a xlink:type="simple" xlink:href="#__RefHeading___Toc1020_1285522627" text:style-name="Index_20_Link" text:visited-style-name="Index_20_Link">scandisk<text:tab/>6</text:a></text:p>
            <text:p text:style-name="P199"><text:a xlink:type="simple" xlink:href="#__RefHeading___Toc5570_428051376" text:style-name="Index_20_Link" text:visited-style-name="Index_20_Link">mounting<text:tab/>6</text:a></text:p>
            <text:p text:style-name="P201"><text:a xlink:type="simple" xlink:href="#__RefHeading___Toc3690_382694965" text:style-name="Index_20_Link" text:visited-style-name="Index_20_Link">Manual (help)<text:tab/>7</text:a></text:p>
            <text:p text:style-name="P201"><text:a xlink:type="simple" xlink:href="#__RefHeading___Toc2077_451784513" text:style-name="Index_20_Link" text:visited-style-name="Index_20_Link">power-off<text:tab/>7</text:a></text:p>
            <text:p text:style-name="P201"><text:a xlink:type="simple" xlink:href="#__RefHeading___Toc2008_451784513" text:style-name="Index_20_Link" text:visited-style-name="Index_20_Link">processes<text:tab/>7</text:a></text:p>
            <text:p text:style-name="P199"><text:a xlink:type="simple" xlink:href="#__RefHeading___Toc2010_451784513" text:style-name="Index_20_Link" text:visited-style-name="Index_20_Link">top<text:tab/>7</text:a></text:p>
            <text:p text:style-name="P199"><text:a xlink:type="simple" xlink:href="#__RefHeading___Toc2012_451784513" text:style-name="Index_20_Link" text:visited-style-name="Index_20_Link">ps<text:tab/>7</text:a></text:p>
            <text:p text:style-name="P199"><text:a xlink:type="simple" xlink:href="#__RefHeading___Toc2198_1677407077" text:style-name="Index_20_Link" text:visited-style-name="Index_20_Link">jobs<text:tab/>7</text:a></text:p>
            <text:p text:style-name="P199"><text:a xlink:type="simple" xlink:href="#__RefHeading___Toc2014_451784513" text:style-name="Index_20_Link" text:visited-style-name="Index_20_Link">pgrep<text:tab/>7</text:a></text:p>
            <text:p text:style-name="P199"><text:a xlink:type="simple" xlink:href="#__RefHeading___Toc2016_451784513" text:style-name="Index_20_Link" text:visited-style-name="Index_20_Link">kill<text:tab/>7</text:a></text:p>
            <text:p text:style-name="P199"><text:a xlink:type="simple" xlink:href="#__RefHeading___Toc2018_451784513" text:style-name="Index_20_Link" text:visited-style-name="Index_20_Link">pkill &amp; killall<text:tab/>7</text:a></text:p>
            <text:p text:style-name="P199"><text:a xlink:type="simple" xlink:href="#__RefHeading___Toc2200_1677407077" text:style-name="Index_20_Link" text:visited-style-name="Index_20_Link">disown<text:tab/>7</text:a></text:p>
            <text:p text:style-name="P198"><text:a xlink:type="simple" xlink:href="#__RefHeading___Toc809_1365304481" text:style-name="Index_20_Link" text:visited-style-name="Index_20_Link">Archives<text:tab/>7</text:a></text:p>
            <text:p text:style-name="P201"><text:a xlink:type="simple" xlink:href="#__RefHeading___Toc811_1365304481" text:style-name="Index_20_Link" text:visited-style-name="Index_20_Link">TAR<text:tab/>7</text:a></text:p>
            <text:p text:style-name="P201"><text:a xlink:type="simple" xlink:href="#__RefHeading___Toc871_553901057" text:style-name="Index_20_Link" text:visited-style-name="Index_20_Link">Zip<text:tab/>7</text:a></text:p>
            <text:p text:style-name="P198"><text:a xlink:type="simple" xlink:href="#__RefHeading___Toc2079_451784513" text:style-name="Index_20_Link" text:visited-style-name="Index_20_Link">personalize bash<text:tab/>8</text:a></text:p>
            <text:p text:style-name="P199"><text:a xlink:type="simple" xlink:href="#__RefHeading___Toc2002_451784513" text:style-name="Index_20_Link" text:visited-style-name="Index_20_Link">autocompletion<text:tab/>8</text:a></text:p>
            <text:p text:style-name="P201"><text:a xlink:type="simple" xlink:href="#__RefHeading___Toc2004_451784513" text:style-name="Index_20_Link" text:visited-style-name="Index_20_Link">colors meaning<text:tab/>8</text:a></text:p>
            <text:p text:style-name="P198"><text:a xlink:type="simple" xlink:href="#__RefHeading___Toc5626_428051376" text:style-name="Index_20_Link" text:visited-style-name="Index_20_Link">specific apps<text:tab/>8</text:a></text:p>
            <text:p text:style-name="P201"><text:a xlink:type="simple" xlink:href="#__RefHeading___Toc44535_1435368569" text:style-name="Index_20_Link" text:visited-style-name="Index_20_Link">Bash<text:tab/>8</text:a></text:p>
            <text:p text:style-name="P201"><text:a xlink:type="simple" xlink:href="#__RefHeading___Toc2935_3392871848" text:style-name="Index_20_Link" text:visited-style-name="Index_20_Link">Libre Office<text:tab/>8</text:a></text:p>
            <text:p text:style-name="P199"><text:a xlink:type="simple" xlink:href="#__RefHeading___Toc2937_3392871848" text:style-name="Index_20_Link" text:visited-style-name="Index_20_Link">white icons:<text:tab/>8</text:a></text:p>
            <text:p text:style-name="P201"><text:a xlink:type="simple" xlink:href="#__RefHeading___Toc10904_151467102" text:style-name="Index_20_Link" text:visited-style-name="Index_20_Link">Terminator<text:tab/>8</text:a></text:p>
            <text:p text:style-name="P201"><text:a xlink:type="simple" xlink:href="#__RefHeading___Toc2384_1677407077" text:style-name="Index_20_Link" text:visited-style-name="Index_20_Link">Clementine<text:tab/>8</text:a></text:p>
            <text:p text:style-name="P201"><text:a xlink:type="simple" xlink:href="#__RefHeading___Toc20019_205490006" text:style-name="Index_20_Link" text:visited-style-name="Index_20_Link">Sublime Text<text:tab/>8</text:a></text:p>
            <text:p text:style-name="P201"><text:a xlink:type="simple" xlink:href="#__RefHeading___Toc3026_174597556" text:style-name="Index_20_Link" text:visited-style-name="Index_20_Link">Linux directories<text:tab/>9</text:a></text:p>
          </text:index-body>
        </text:table-of-content>
        <text:p text:style-name="P8"/>
      </text:section>
      <text:section text:style-name="Sect3" text:name="Section1">
        <text:h text:style-name="P202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6"><text:span text:style-name="T143">g</text:span>nome-terminal</text:p>
            </table:table-cell>
            <table:table-cell table:style-name="Table25.B1" office:value-type="string">
              <text:p text:style-name="P168">ctrl+<text:span text:style-name="T150">alt</text:span>+t</text:p>
            </table:table-cell>
          </table:table-row>
        </table:table>
        <text:h text:style-name="P205" text:outline-level="1"><text:bookmark-start text:name="__RefHeading___Toc4184_2220584875"/><text:span text:style-name="Source_20_Text"><text:span text:style-name="T184">terminal history</text:span></text:span><text:bookmark-end text:name="__RefHeading___Toc4184_2220584875"/></text:h>
        <text:p text:style-name="P87"><text:span text:style-name="Source_20_Text"><text:span text:style-name="T184">CTRL+R</text:span></text:span></text:p>
        <text:h text:style-name="P203" text:outline-level="1"/>
        <text:h text:style-name="P211" text:outline-level="1"/>
        <text:h text:style-name="P213" text:outline-level="1"><text:bookmark-start text:name="__RefHeading___Toc3165_268976311"/>Navigation<text:bookmark-end text:name="__RefHeading___Toc3165_268976311"/></text:h>
        <text:h text:style-name="P216" text:outline-level="2"><text:bookmark-start text:name="__RefHeading___Toc3169_1590653438"/>list<text:bookmark-end text:name="__RefHeading___Toc3169_1590653438"/></text:h>
        <text:p text:style-name="P11">$ ls<text:span text:style-name="T159"> -al</text:span><text:tab/><text:span text:style-name="T58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26"><text:span text:style-name="Source_20_Text"><text:span text:style-name="T29">-a</text:span></text:span><text:span text:style-name="T29"> </text:span><text:span text:style-name="T76">lists </text:span><text:span text:style-name="T98">all contents</text:span><text:span text:style-name="T76">, including </text:span><text:span text:style-name="T98">hidden</text:span><text:span text:style-name="T76"> files and directories </text:span></text:p>
            </table:table-cell>
            <table:table-cell table:style-name="Table1.B1" table:number-rows-spanned="2" office:value-type="string">
              <text:p text:style-name="P125"><text:span text:style-name="Source_20_Text"><text:span text:style-name="T29">-l</text:span></text:span><text:span text:style-name="T27"> </text:span><text:span text:style-name="T76">lists all </text:span><text:span text:style-name="T97">contents of a </text:span><text:span text:style-name="T76">directory in </text:span><text:span text:style-name="T100">long format</text:span><text:span text:style-name="T85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29">-t</text:span></text:span><text:span text:style-name="T27"> </text:span><text:span text:style-name="T99">order</text:span><text:span text:style-name="T84"> files and directories by </text:span><text:span text:style-name="T99">the time </text:span><text:span text:style-name="T84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8"><text:span text:style-name="T38">ls</text:span> ~/Downloads | <text:span text:style-name="T38">grep</text:span> '\.csv'</text:p>
              <text:p text:style-name="P143"><text:span text:style-name="T136">Extensions<text:tab/></text:span>only .<text:span text:style-name="T123">csv files</text:span></text:p>
            </table:table-cell>
          </table:table-row>
        </table:table>
        <text:h text:style-name="Heading_20_2" text:outline-level="2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92"><text:span text:style-name="T186">$ </text:span>find / -size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90"><text:span text:style-name="T186">$ </text:span>find ./app -name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89">-amin</text:p>
            </table:table-cell>
            <table:table-cell table:style-name="Table35.B3" office:value-type="string">
              <text:p text:style-name="P164">last accessed n minutes ago</text:p>
            </table:table-cell>
          </table:table-row>
          <table:table-row>
            <table:table-cell table:style-name="Table35.A3" office:value-type="string">
              <text:p text:style-name="P89">-atime</text:p>
            </table:table-cell>
            <table:table-cell table:style-name="Table35.B4" office:value-type="string">
              <text:p text:style-name="P164">last accessed n*24 hours ago</text:p>
            </table:table-cell>
          </table:table-row>
        </table:table>
        <text:h text:style-name="Heading_20_2" text:outline-level="2"><text:bookmark-start text:name="__RefHeading___Toc4094_2220584875"/>locate<text:bookmark-end text:name="__RefHeading___Toc4094_2220584875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table:number-columns-spanned="2" office:value-type="string">
              <text:p text:style-name="P91">$ locate screen.css</text:p>
            </table:table-cell>
            <table:covered-table-cell/>
          </table:table-row>
          <table:table-row>
            <table:table-cell table:style-name="Table36.A2" office:value-type="string">
              <text:p text:style-name="P160"><text:span text:style-name="T23">-c</text:span><text:span text:style-name="T182"> </text:span></text:p>
            </table:table-cell>
            <table:table-cell table:style-name="Table36.B2" office:value-type="string">
              <text:p text:style-name="P160">how many times a <text:span text:style-name="T42">search</text:span> is matched</text:p>
            </table:table-cell>
          </table:table-row>
          <table:table-row>
            <table:table-cell table:style-name="Table36.A2" office:value-type="string">
              <text:p text:style-name="P92">-n<text:span text:style-name="T185"> 9</text:span></text:p>
            </table:table-cell>
            <table:table-cell table:style-name="Table36.B2" office:value-type="string">
              <text:p text:style-name="P161">limits results number</text:p>
            </table:table-cell>
          </table:table-row>
          <table:table-row>
            <table:table-cell table:style-name="Table36.A2" office:value-type="string">
              <text:p text:style-name="P88">-i</text:p>
            </table:table-cell>
            <table:table-cell table:style-name="Table36.B2" office:value-type="string">
              <text:p text:style-name="P162">case insenstitive</text:p>
            </table:table-cell>
          </table:table-row>
        </table:table>
        <text:p text:style-name="P163">since <text:span text:style-name="T24">locate</text:span> reads a database file, the results may be outdated and not completely true. To mitigate this issue, you can update your file paths database <text:span text:style-name="T183">with</text:span> <text:span text:style-name="T24">sudo updatedb</text:span></text:p>
        <text:h text:style-name="P217" text:outline-level="2"><text:bookmark-start text:name="__RefHeading___Toc3169_268976311"/>tree<text:bookmark-end text:name="__RefHeading___Toc3169_268976311"/></text:h>
        <table:table table:name="Table27" table:style-name="Table27">
          <table:table-column table:style-name="Table27.A"/>
          <table:table-column table:style-name="Table27.B"/>
          <table:table-column table:style-name="Table27.C"/>
          <table:table-column table:style-name="Table27.D"/>
          <table:table-column table:style-name="Table27.E"/>
          <table:table-column table:style-name="Table27.F"/>
          <table:table-column table:style-name="Table27.G"/>
          <table:table-column table:style-name="Table27.H"/>
          <table:table-row>
            <table:table-cell table:style-name="Table27.A1" office:value-type="string">
              <text:p text:style-name="P44">-a</text:p>
            </table:table-cell>
            <table:table-cell table:style-name="Table27.B1" office:value-type="string">
              <text:p text:style-name="P187">all files</text:p>
            </table:table-cell>
            <table:table-cell table:style-name="Table27.A1" office:value-type="string">
              <text:p text:style-name="P44">-<text:span text:style-name="T145">d</text:span></text:p>
            </table:table-cell>
            <table:table-cell table:style-name="Table27.B1" table:number-columns-spanned="3" office:value-type="string">
              <text:p text:style-name="P187">only dirs</text:p>
            </table:table-cell>
            <table:covered-table-cell/>
            <table:covered-table-cell/>
            <table:table-cell table:style-name="Table27.A1" office:value-type="string">
              <text:p text:style-name="P44">-c</text:p>
            </table:table-cell>
            <table:table-cell table:style-name="Table27.H1" office:value-type="string">
              <text:p text:style-name="P187">colors</text:p>
            </table:table-cell>
          </table:table-row>
          <table:table-row>
            <table:table-cell table:style-name="Table27.A2" office:value-type="string">
              <text:p text:style-name="P43">-<text:span text:style-name="T181">d</text:span>u</text:p>
            </table:table-cell>
            <table:table-cell table:style-name="Table27.B2" table:number-columns-spanned="3" office:value-type="string">
              <text:p text:style-name="P188">report size</text:p>
            </table:table-cell>
            <table:covered-table-cell/>
            <table:covered-table-cell/>
            <table:table-cell table:style-name="Table27.A2" office:value-type="string">
              <text:p text:style-name="P43">-h</text:p>
            </table:table-cell>
            <table:table-cell table:style-name="Table27.F2" table:number-columns-spanned="3" office:value-type="string">
              <text:p text:style-name="P188">size well done</text:p>
            </table:table-cell>
            <table:covered-table-cell/>
            <table:covered-table-cell/>
          </table:table-row>
        </table:table>
        <text:p text:style-name="P42"><text:span text:style-name="Source_20_Text"><text:span text:style-name="T17">$ </text:span></text:span><text:span text:style-name="Source_20_Text"><text:span text:style-name="T16">tree --du -h /path/to/directory</text:span></text:span></text:p>
        <text:h text:style-name="P210" text:outline-level="1"><text:bookmark-start text:name="__RefHeading___Toc11528_3461777943"/><text:soft-page-break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P228" text:outline-level="2"><text:bookmark-start text:name="__RefHeading___Toc11530_3461777943"/><text:span text:style-name="Source_20_Text"><text:span text:style-name="T177">working di</text:span></text:span><text:span text:style-name="Source_20_Text"><text:span text:style-name="T95">r</text:span></text:span><text:span text:style-name="Source_20_Text"><text:span text:style-name="T94"><text:tab/></text:span></text:span><text:bookmark-end text:name="__RefHeading___Toc11530_3461777943"/></text:h>
              <text:p text:style-name="P84">$ pwd</text:p>
            </table:table-cell>
            <table:table-cell table:style-name="Table30.A1" office:value-type="string">
              <text:h text:style-name="P229" text:outline-level="2"><text:bookmark-start text:name="__RefHeading___Toc11532_3461777943"/>new directory<text:bookmark-end text:name="__RefHeading___Toc11532_3461777943"/></text:h>
              <text:p text:style-name="P7"><text:span text:style-name="Source_20_Text"><text:span text:style-name="T76">$</text:span></text:span><text:span text:style-name="Source_20_Text"><text:span text:style-name="T91"> </text:span></text:span><text:span text:style-name="Source_20_Text"><text:span text:style-name="T76">mkdir figa</text:span></text:span></text:p>
            </table:table-cell>
          </table:table-row>
        </table:table>
        <text:h text:style-name="P218" text:outline-level="2"><text:bookmark-start text:name="__RefHeading___Toc3171_1590653438"/>change directory<text:bookmark-end text:name="__RefHeading___Toc3171_1590653438"/></text:h>
        <text:p text:style-name="P4"><text:span text:style-name="Source_20_Text"><text:span text:style-name="T76">$ cd 2015<text:tab/>$ cd .. to go </text:span></text:span><text:span text:style-name="Source_20_Text"><text:span text:style-name="T77">up</text:span></text:span></text:p>
        <text:p text:style-name="P4"><text:span text:style-name="Source_20_Text"><text:span text:style-name="T77">$ </text:span></text:span><text:span text:style-name="Source_20_Text"><text:span text:style-name="T76">cd ../../action/</text:span></text:span></text:p>
        <text:p text:style-name="P129">cd to path incl<text:span text:style-name="T178">uded</text:span> home dir </text:p>
        <text:p text:style-name="P5"><text:span text:style-name="Source_20_Text"><text:span text:style-name="T77">$ cd ~/workspace/</text:span></text:span></text:p>
        <text:h text:style-name="P236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5"><text:span text:style-name="T65">$ </text:span>xdg-open .</text:p>
            </table:table-cell>
            <table:table-cell table:style-name="Table15.A1" office:value-type="string">
              <text:p text:style-name="P16">$ nautilus .</text:p>
            </table:table-cell>
            <table:table-cell table:style-name="Table15.C1" office:value-type="string">
              <text:p text:style-name="P16">$ nemo.</text:p>
            </table:table-cell>
          </table:table-row>
        </table:table>
        <text:h text:style-name="P220" text:outline-level="2"><text:bookmark-start text:name="__RefHeading___Toc2029_451784513"/>bash<text:bookmark-end text:name="__RefHeading___Toc2029_451784513"/></text:h>
        <text:p text:style-name="P15"><text:span text:style-name="T74">w</text:span>hich bash</text:p>
        <text:p text:style-name="Preformatted_20_Text"><text:span text:style-name="Source_20_Text"><text:span text:style-name="T56">to </text:span></text:span><text:span text:style-name="Source_20_Text"><text:span text:style-name="T57">find where the interpreter is </text:span></text:span><text:span text:style-name="Source_20_Text"><text:span text:style-name="T28">(/bin/bash)</text:span></text:span></text:p>
        <text:h text:style-name="P204" text:outline-level="1"/>
        <text:h text:style-name="P214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P230" text:outline-level="2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76">touch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P231" text:outline-level="2"><text:bookmark-start text:name="__RefHeading___Toc2610_1379477827"/><text:span text:style-name="T155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86"><text:span text:style-name="Source_20_Text"><text:span text:style-name="T96">cp </text:span></text:span><text:span text:style-name="Source_20_Text"><text:span text:style-name="T78">1</text:span></text:span><text:span text:style-name="Source_20_Text"><text:span text:style-name="T96">.txt </text:span></text:span><text:span text:style-name="Source_20_Text"><text:span text:style-name="T78">2</text:span></text:span><text:span text:style-name="Source_20_Text"><text:span text:style-name="T96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88">to</text:span><text:span text:style-name="T76"> copy the contents of </text:span><text:span text:style-name="T78">1</text:span><text:span text:style-name="Strong_20_Emphasis"><text:span text:style-name="T76">.txt</text:span></text:span><text:span text:style-name="T76"> into </text:span><text:span text:style-name="T78">2</text:span><text:span text:style-name="Strong_20_Emphasis"><text:span text:style-name="T76">.txt</text:span></text:span><text:span text:style-name="T76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38">cp -a</text:span></text:span><text:span text:style-name="Source_20_Text"> /source/</text:span><text:span text:style-name="Source_20_Text"><text:span text:style-name="T38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18">-a</text:span></text:span> is an <text:span text:style-name="T38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4">cp </text:span></text:span><text:span text:style-name="T154">sy</text:span>ntax that <text:span text:style-name="T38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56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191">t</text:span>o do so, specify the <text:span text:style-name="Source_20_Text"><text:span text:style-name="T20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P219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5"><text:span text:style-name="Source_20_Text"><text:span text:style-name="T76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31">path</text:span></text:span><text:span text:style-name="Source_20_Text">/</text:span></text:p>
            </table:table-cell>
          </table:table-row>
        </table:table>
        <text:p text:style-name="Standard"><text:span text:style-name="T137">[</text:span><text:span text:style-name="T22">list of source files</text:span><text:span text:style-name="T137">]</text:span> as the first args, <text:s/><text:span text:style-name="T137">[</text:span><text:span text:style-name="T22">destination dir</text:span><text:span text:style-name="T137">]</text:span> as the last argument </text:p>
        <text:h text:style-name="P232" text:outline-level="2"/>
        <text:h text:style-name="P234" text:outline-level="2"><text:bookmark-start text:name="__RefHeading___Toc3181_1590653438"/>Rename<text:bookmark-end text:name="__RefHeading___Toc3181_1590653438"/></text:h>
        <text:p text:style-name="P112"><text:span text:style-name="T32">$ </text:span><text:span text:style-name="Source_20_Text"><text:span text:style-name="T31">mv</text:span></text:span><text:span text:style-name="T33"> </text:span><text:span text:style-name="T79">with </text:span><text:span text:style-name="T76">the old file as the </text:span><text:span text:style-name="T89">1st</text:span><text:span text:style-name="T76"> arg and the new file as the </text:span><text:span text:style-name="T89">2nd</text:span><text:span text:style-name="T76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6"><text:span text:style-name="T106">$ </text:span><text:span text:style-name="T38">mv</text:span> stacklike.rb 04-stacklike.rb</text:p>
            </table:table-cell>
          </table:table-row>
        </table:table>
        <text:p text:style-name="P114"><text:span text:style-name="T30">$ </text:span><text:span text:style-name="T29">rename</text:span><text:span text:style-name="T76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8"><text:span text:style-name="T38">rename</text:span> test.txt hope.txt</text:p>
              <text:p text:style-name="P18"><text:span text:style-name="T38">rename</text:span> c:\computer\test.txt hope.txt</text:p>
            </table:table-cell>
          </table:table-row>
        </table:table>
        <text:p text:style-name="P104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48"><text:span text:style-name="T38">rename</text:span> <text:span text:style-name="T38">"</text:span><text:span text:style-name="T138">uno</text:span> <text:span text:style-name="T138">due</text:span>.txt<text:span text:style-name="T38">" "</text:span><text:span text:style-name="T138">tre</text:span> <text:span text:style-name="T138">quattro</text:span>.txt<text:span text:style-name="T38">"</text:span></text:p>
            </table:table-cell>
          </table:table-row>
        </table:table>
        <text:h text:style-name="P219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40"><text:span text:style-name="Source_20_Text"><text:span text:style-name="T90">$ </text:span></text:span><text:span text:style-name="Source_20_Text"><text:span text:style-name="T76">rm -r </text:span></text:span><text:span text:style-name="Source_20_Text"><text:span text:style-name="T80">culo</text:span></text:span></text:p>
            </table:table-cell>
            <table:table-cell table:style-name="Table14.B1" office:value-type="string">
              <text:p text:style-name="P130">remove empty directory</text:p>
            </table:table-cell>
          </table:table-row>
          <table:table-row>
            <table:table-cell table:style-name="Table14.A2" office:value-type="string">
              <text:p text:style-name="P21">$ rmdir <text:span text:style-name="T48">culo</text:span>/</text:p>
            </table:table-cell>
            <table:table-cell table:style-name="Table14.B2" office:value-type="string">
              <text:p text:style-name="P130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2"><text:span text:style-name="Source_20_Text"><text:span text:style-name="T45">&lt;directory&gt; $</text:span></text:span><text:span text:style-name="Source_20_Text"><text:span text:style-name="T114"> rm -rf </text:span></text:span><text:span text:style-name="Source_20_Text"><text:span text:style-name="T45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76">stands for "</text:span><text:span text:style-name="T98">recursive</text:span><text:span text:style-name="T76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43">stands for</text:span><text:span text:style-name="T41"> “force”</text:span><text:span text:style-name="T43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2">$ rm -rf app/controllers/</text:p>
            </table:table-cell>
            <table:covered-table-cell/>
          </table:table-row>
        </table:table>
        <text:p text:style-name="P136"><text:span text:style-name="T76">will delete </text:span><text:span text:style-name="Source_20_Text"><text:span text:style-name="T12">/controllers</text:span></text:span><text:span text:style-name="T76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3">$ </text:span></text:span><text:span text:style-name="Source_20_Text"><text:span text:style-name="T10">cat</text:span></text:span><text:span text:style-name="Source_20_Text"><text:span text:style-name="T13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145"><text:span text:style-name="Source_20_Text"><text:span text:style-name="T11">cat</text:span></text:span><text:span text:style-name="T92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145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65"><text:span text:style-name="Source_20_Text"><text:span text:style-name="T58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57">$ </text:span></text:span><text:span text:style-name="Teletype"><text:span text:style-name="T38">file</text:span></text:span><text:span text:style-name="Teletype"><text:span text:style-name="T157"> hello.txt</text:span></text:span></text:p>
            </table:table-cell>
            <table:table-cell table:style-name="Table20.A2" office:value-type="string">
              <text:p text:style-name="P146">classify a file's <text:span text:style-name="T158">data</text:span></text:p>
            </table:table-cell>
          </table:table-row>
        </table:table>
        <text:h text:style-name="P221" text:outline-level="2"><text:bookmark-start text:name="__RefHeading___Toc11534_3461777943"/>Make executables<text:bookmark-end text:name="__RefHeading___Toc11534_3461777943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85"><text:span text:style-name="T152">$ </text:span><text:span text:style-name="T38">chmod +x</text:span> <text:span text:style-name="T151">file_eseguibile</text:span>.bin </text:p>
            </table:table-cell>
          </table:table-row>
        </table:table>
        <text:h text:style-name="P233" text:outline-level="2"/>
        <text:h text:style-name="P235" text:outline-level="2"><text:bookmark-start text:name="__RefHeading___Toc11138_952624381"/><text:soft-page-break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0"><text:span text:style-name="Source_20_Text"><text:span text:style-name="T76">$ echo "Hello"</text:span></text:span><text:span text:style-name="Source_20_Text"><text:span text:style-name="T4"> &gt;</text:span></text:span><text:span text:style-name="Source_20_Text"><text:span text:style-name="T76"> hello.txt</text:span></text:span><text:span text:style-name="Source_20_Text"><text:span text:style-name="T93"> </text:span></text:span><text:span text:style-name="Source_20_Text"><text:span text:style-name="T51">(can be created)</text:span></text:span></text:p>
        <text:p text:style-name="P111"><text:span text:style-name="T76"><text:s/></text:span><text:span text:style-name="Source_20_Text"><text:span text:style-name="T5">&gt;</text:span></text:span><text:span text:style-name="T76"> <text:s/>redirects the standard output to a file. </text:span></text:p>
        <text:p text:style-name="P111"><text:span text:style-name="Source_20_Text"><text:span text:style-name="T76">"</text:span></text:span><text:span text:style-name="Source_20_Text"><text:span text:style-name="T5">Hello</text:span></text:span><text:span text:style-name="Source_20_Text"><text:span text:style-name="T76">"</text:span></text:span><text:span text:style-name="T76"> is entered as the standard input. </text:span></text:p>
        <text:p text:style-name="Standard"><text:span text:style-name="T76">The standard output </text:span><text:span text:style-name="Source_20_Text"><text:span text:style-name="T76">"</text:span></text:span><text:span text:style-name="Source_20_Text"><text:span text:style-name="T5">Hello</text:span></text:span><text:span text:style-name="Source_20_Text"><text:span text:style-name="T76">"</text:span></text:span><text:span text:style-name="T76"> is <text:s text:c="6"/>redirected by </text:span><text:span text:style-name="Source_20_Text"><text:span text:style-name="T5">&gt;</text:span></text:span><text:span text:style-name="T76"> to the file </text:span><text:span text:style-name="Strong_20_Emphasis"><text:span text:style-name="T76">hello.txt</text:span></text:span><text:span text:style-name="T76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1"><text:span text:style-name="Source_20_Text"><text:span text:style-name="T76">$ cat glaciers.txt &gt;&gt; rivers.txt</text:span></text:span></text:p>
        <text:p text:style-name="Standard"><text:span text:style-name="Source_20_Text"><text:span text:style-name="T13">&gt;&gt;</text:span></text:span><text:span text:style-name="T76"> takes the standard output of the command on the left and </text:span><text:span text:style-name="Emphasis"><text:span text:style-name="T76">appends</text:span></text:span><text:span text:style-name="T76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ext:p text:style-name="P32"><text:span text:style-name="Source_20_Text"><text:span text:style-name="T76">$ cat volcanoes.txt | wc</text:span></text:span></text:p>
        <text:p text:style-name="P111"><text:span text:style-name="Source_20_Text"><text:span text:style-name="T76">|</text:span></text:span><text:span text:style-name="T76"> is a "pipe". The </text:span><text:span text:style-name="Source_20_Text"><text:span text:style-name="T76">|</text:span></text:span><text:span text:style-name="T76"> takes the standard output of the command on the left, and </text:span><text:span text:style-name="Emphasis"><text:span text:style-name="T76">pipes</text:span></text:span><text:span text:style-name="T76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3"><text:span text:style-name="Source_20_Text"><text:span text:style-name="T76">sort lakes.txt</text:span></text:span></text:p>
        <text:p text:style-name="Standard"><text:span text:style-name="Source_20_Text"><text:span text:style-name="T76">sort</text:span></text:span><text:span text:style-name="T76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4"><text:span text:style-name="Source_20_Text"><text:span text:style-name="T76">$ uniq deserts.txt</text:span></text:span></text:p>
        <text:p text:style-name="P109">filters out adjacent, duplicate lines in a file</text:p>
        <text:h text:style-name="P206" text:outline-level="1"><text:bookmark-start text:name="__RefHeading___Toc11536_3461777943"/>GREP<text:bookmark-end text:name="__RefHeading___Toc11536_3461777943"/></text:h>
        <text:p text:style-name="P52"><text:span text:style-name="Source_20_Text"><text:span text:style-name="T76">$ grep Mount mountains.txt</text:span></text:span></text:p>
        <text:p text:style-name="P121"><text:span text:style-name="T76">stands for </text:span><text:span text:style-name="T98">Global Regular Expression Print </text:span></text:p>
        <text:p text:style-name="P108">It searches files for lines that match a pattern and returns the results.</text:p>
        <text:p text:style-name="P159"><text:span text:style-name="Source_20_Text"><text:span text:style-name="T6">-i </text:span></text:span><text:span text:style-name="T76">enables the command to be case insensitive </text:span></text:p>
        <text:p text:style-name="P159"><text:span text:style-name="Source_20_Text"><text:span text:style-name="T6">-R </text:span></text:span><text:span text:style-name="T76">stands for "recursive”</text:span></text:p>
        <text:p text:style-name="P159"><text:span text:style-name="Source_20_Text"><text:span text:style-name="T6">-l </text:span></text:span><text:span text:style-name="T76">stands for "files with matches". </text:span></text:p>
        <text:p text:style-name="P117"><text:span text:style-name="Source_20_Text"><text:span text:style-name="T6">grep -Rl wtf </text:span></text:span><text:span text:style-name="T76">searches the directory for the string "</text:span><text:span text:style-name="T81">wtf</text:span><text:span text:style-name="T76">" and outputs filenames with matched results.</text:span></text:p>
        <text:p text:style-name="P159"><text:span text:style-name="T125">list </text:span>only .<text:span text:style-name="T123">csv files: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85">ls ~/Downloads | grep '\.csv'</text:p>
            </table:table-cell>
          </table:table-row>
        </table:table>
        <text:h text:style-name="P207" text:outline-level="1"><text:bookmark-start text:name="__RefHeading___Toc5624_428051376"/>stdin<text:bookmark-end text:name="__RefHeading___Toc5624_428051376"/></text:h>
        <text:p text:style-name="P119"><text:span text:style-name="Emphasis"><text:span text:style-name="T76">standard input</text:span></text:span><text:span text:style-name="T76">, </text:span><text:span text:style-name="Source_20_Text"><text:span text:style-name="T27">stdin</text:span></text:span><text:span text:style-name="T76">, is info inputted into the terminal through the keyboard or input device. </text:span></text:p>
        <text:p text:style-name="P120"><text:span text:style-name="Emphasis"><text:span text:style-name="T76">standard output</text:span></text:span><text:span text:style-name="T76">, </text:span><text:span text:style-name="Source_20_Text"><text:span text:style-name="T27">stdout</text:span></text:span><text:span text:style-name="T76">, is the information outputted after a process is run. </text:span></text:p>
        <text:p text:style-name="P107"><text:span text:style-name="Emphasis">standard error</text:span><text:span text:style-name="Source_20_Text">, </text:span><text:span text:style-name="Source_20_Text"><text:span text:style-name="T23">stderr</text:span></text:span><text:span text:style-name="Source_20_Text">, is an error message outputted by a failed process. </text:span></text:p>
        <text:h text:style-name="P243" text:outline-level="4"><text:bookmark-start text:name="__RefHeading___Toc2214_1677407077"/>stream editor<text:bookmark-end text:name="__RefHeading___Toc2214_1677407077"/></text:h>
        <text:p text:style-name="P115"><text:span text:style-name="T76">It accepts standard input and modifies it based on an </text:span><text:span text:style-name="Emphasis"><text:span text:style-name="T76">expression</text:span></text:span><text:span text:style-name="T76">, before displaying it as output data. It is similar to "find and replace". </text:span></text:p>
        <text:p text:style-name="P128"><text:span text:style-name="Source_20_Text"><text:span text:style-name="T76">$ sed 's/snow/rain/</text:span></text:span><text:span text:style-name="Source_20_Text"><text:span text:style-name="T82">g</text:span></text:span><text:span text:style-name="Source_20_Text"><text:span text:style-name="T76">' forests.txt</text:span></text:span></text:p>
        <text:p text:style-name="P127"><text:span text:style-name="Source_20_Text"><text:span text:style-name="T4">s:</text:span></text:span><text:span text:style-name="T76"> <text:tab/>stands for "substitution". it is </text:span><text:span text:style-name="Emphasis"><text:span text:style-name="T76">always</text:span></text:span><text:span text:style-name="T76"> <text:tab/>used when using </text:span><text:span text:style-name="Source_20_Text"><text:span text:style-name="T4">sed</text:span></text:span><text:span text:style-name="T76"> for substitution. </text:span></text:p>
        <text:p text:style-name="P127"><text:span text:style-name="Source_20_Text"><text:span text:style-name="T7">s</text:span></text:span><text:span text:style-name="Source_20_Text"><text:span text:style-name="T4">now</text:span></text:span><text:span text:style-name="T76">:<text:tab/>the search string, the text to find. </text:span></text:p>
        <text:p text:style-name="P116"><text:span text:style-name="Source_20_Text"><text:span text:style-name="T7">r</text:span></text:span><text:span text:style-name="Source_20_Text"><text:span text:style-name="T4">ain</text:span></text:span><text:span text:style-name="T76">:<text:tab/>the replacement string</text:span></text:p>
        <text:p text:style-name="P116"><text:span text:style-name="T76">In this case, </text:span><text:span text:style-name="Source_20_Text"><text:span text:style-name="T4">sed</text:span></text:span><text:span text:style-name="T76"> searches </text:span><text:span text:style-name="Strong_20_Emphasis"><text:span text:style-name="T76">forests.txt</text:span></text:span><text:span text:style-name="T76"> for the word "snow" and replaces it with "rain." Importantly, the above command will only replace the first instance of "snow" on a line. </text:span></text:p>
        <text:p text:style-name="P116"><text:span text:style-name="T76">the </text:span><text:span text:style-name="Source_20_Text"><text:span text:style-name="T4">g e</text:span></text:span><text:span text:style-name="T76">xpression, meaning "global". </text:span></text:p>
        <text:p text:style-name="P105">All instances of "snow" on a line will be turned to "rain".</text:p>
        <text:h text:style-name="P208" text:outline-level="1"/>
        <text:h text:style-name="P215" text:outline-level="1"><text:bookmark-start text:name="__RefHeading___Toc10155_72527309"/><text:soft-page-break/>Apps<text:bookmark-end text:name="__RefHeading___Toc10155_72527309"/></text:h>
        <text:h text:style-name="Heading_20_3" text:outline-level="3"><text:bookmark-start text:name="__RefHeading___Toc3662_382694965"/><text:span text:style-name="T83">t</text:span><text:span text:style-name="T76">erminal names</text:span><text:bookmark-end text:name="__RefHeading___Toc3662_382694965"/></text:h>
        <text:p text:style-name="Standard"><text:span text:style-name="T76">Most default applications will have a </text:span><text:span text:style-name="Source_20_Text"><text:span text:style-name="T4">.desktop</text:span></text:span><text:span text:style-name="T76"> file located in</text:span></text:p>
        <text:p text:style-name="Preformatted_20_Text"><text:span text:style-name="T76"><text:s/></text:span><text:span text:style-name="Source_20_Text"><text:span text:style-name="T76">/usr/share/applications</text:span></text:span><text:span text:style-name="T76"> </text:span></text:p>
        <text:h text:style-name="Heading_20_3" text:outline-level="3"><text:bookmark-start text:name="__RefHeading___Toc10157_72527309"/><text:span text:style-name="T134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47">sudo <text:span text:style-name="T38">dpkg</text:span> <text:span text:style-name="T38">-L</text:span> adobe-flashplugin</text:p>
            </table:table-cell>
            <table:table-cell table:style-name="Table16.B1" office:value-type="string">
              <text:p text:style-name="P37"><text:span text:style-name="T135">(</text:span>-<text:span text:style-name="T135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134">So, if you have a .deb file </text:p>
        <text:p text:style-name="P131"><text:span text:style-name="T44">1. y</text:span><text:span text:style-name="T42">o</text:span>u can <text:span text:style-name="T42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7"><text:span text:style-name="T38">sudo dpkg -i /path/to/.deb</text:span> </text:p>
            </table:table-cell>
            <table:table-cell table:style-name="Table17.B1" office:value-type="string">
              <text:p text:style-name="P167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25">sudo apt-get install -f</text:span><text:span text:style-name="T38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138"><text:span text:style-name="T87">2. </text:span><text:span text:style-name="T76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39">apt-get install package_name</text:p>
            </table:table-cell>
          </table:table-row>
        </table:table>
        <text:p text:style-name="P132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7">/var/cache/apt/archives/directory...</text:p>
            </table:table-cell>
          </table:table-row>
        </table:table>
        <text:p text:style-name="P129"><text:span text:style-name="T75">3. or i</text:span>nstall gdebi and open your <text:span text:style-name="T23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11">sudo <text:span text:style-name="T73">killall</text:span> mplayer </text:p>
        <text:p text:style-name="P11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240">sudo apt-get install --reinstall clementine</text:p>
        <text:h text:style-name="Heading_20_2" text:outline-level="2">ppa list</text:h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242"><text:span text:style-name="Source_20_Text">/etc/apt/sources.list.d</text:span></text:p>
            </table:table-cell>
          </table:table-row>
          <table:table-row>
            <table:table-cell table:style-name="Table41.A2" office:value-type="string">
              <text:p text:style-name="P241"><text:span text:style-name="Source_20_Text">/etc/apt/sources.list</text:span></text:p>
            </table:table-cell>
          </table:table-row>
        </table:table>
        <text:h text:style-name="Heading_20_2" text:outline-level="2"><text:bookmark-start text:name="__RefHeading___Toc1024_1285522627"/><text:span text:style-name="T76">remove ppas</text:span><text:bookmark-end text:name="__RefHeading___Toc1024_1285522627"/></text:h>
        <text:p text:style-name="Preformatted_20_Text"><text:span text:style-name="Source_20_Text"><text:span text:style-name="T76">sudo add-apt-repository --remove ppa:whatever/ppa</text:span></text:span></text:p>
        <text:p text:style-name="Standard">or</text:p>
        <text:p text:style-name="Preformatted_20_Text"><text:span text:style-name="Source_20_Text"><text:span text:style-name="T76">sudo apt-get install ppa-purge</text:span></text:span></text:p>
        <text:p text:style-name="Preformatted_20_Text"><text:span text:style-name="Source_20_Text"><text:span text:style-name="T76">sudo ppa-purge ppa_name</text:span></text:span></text:p>
        <text:p text:style-name="Preformatted_20_Text"><text:span text:style-name="Source_20_Text"><text:span text:style-name="T76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136">Give execute permission to your script:</text:p>
        <text:p text:style-name="P35"><text:span text:style-name="Source_20_Text"><text:span text:style-name="T38">chmod +x </text:span></text:span><text:span text:style-name="Source_20_Text">/path/to/yourscript.sh</text:span></text:p>
        <text:p text:style-name="P136">And to run your script:</text:p>
        <text:p text:style-name="P35"><text:span text:style-name="Source_20_Text">/path/to/yourscript.sh</text:span></text:p>
        <text:p text:style-name="Standard"><text:span text:style-name="Source_20_Text"><text:span text:style-name="T50">Since . refers to the current directory: if </text:span></text:span><text:span text:style-name="Source_20_Text"><text:span text:style-name="T4">yourscript.sh</text:span></text:span><text:span text:style-name="Source_20_Text"><text:span text:style-name="T52"> </text:span></text:span><text:span text:style-name="Source_20_Text"><text:span text:style-name="T50">is in the current directory, you can simplify this to: </text:span></text:span><text:span text:style-name="Source_20_Text"><text:span text:style-name="T4">./yourscript.sh</text:span></text:span></text:p>
        <text:h text:style-name="Heading_20_2" text:outline-level="2"/>
        <text:h text:style-name="P235" text:outline-level="2"><text:bookmark-start text:name="__RefHeading___Toc869_553901057"/><text:soft-page-break/>Install updates<text:bookmark-end text:name="__RefHeading___Toc869_553901057"/></text:h>
        <text:p text:style-name="P39"><text:span text:style-name="Source_20_Text"><text:span text:style-name="T103">$ </text:span></text:span><text:span text:style-name="Source_20_Text"><text:span text:style-name="T98">sudo apt-get update</text:span></text:span><text:span text:style-name="Source_20_Text"><text:span text:style-name="T76"> <text:s text:c="7"/></text:span></text:span></text:p>
        <text:p text:style-name="P135"># Fetches the list of available updat<text:span text:style-name="T67">es</text:span></text:p>
        <text:p text:style-name="P39"><text:span text:style-name="Source_20_Text"><text:span text:style-name="T103">$ </text:span></text:span><text:span text:style-name="Source_20_Text"><text:span text:style-name="T98">sudo apt-get upgrade</text:span></text:span><text:span text:style-name="Source_20_Text"><text:span text:style-name="T76"> <text:s text:c="6"/></text:span></text:span></text:p>
        <text:p text:style-name="P135"># Strictly upgrades the current pack<text:span text:style-name="T67">age</text:span>s</text:p>
        <text:p text:style-name="P11"><text:span text:style-name="T40">$ </text:span><text:span text:style-name="T38">sudo apt-get dist-upgrade</text:span> <text:s/></text:p>
        <text:p text:style-name="P135"># Installs <text:span text:style-name="T109">system </text:span>updates (new ones)</text:p>
        <text:p text:style-name="P41">$ sudo apt-get --only-upgrade libreof</text:p>
        <text:p text:style-name="P158">#<text:span text:style-name="T174"> Only upgrade THAT app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0"><text:span text:style-name="Source_20_Text"><text:span text:style-name="T76">sudo apt-get update | grep "Failed"</text:span></text:span></text:p>
        <text:p text:style-name="P10"><text:span text:style-name="Source_20_Text"><text:span text:style-name="T76">sudo add-apt-repository --remove ppa:{failing ppa}</text:span></text:span></text:p>
        <text:p text:style-name="P10"><text:span text:style-name="Source_20_Text"><text:span text:style-name="T76"/></text:span></text:p>
        <text:p text:style-name="P10"><text:span text:style-name="Source_20_Text"><text:span text:style-name="T76">sudo add-apt-repository --remove ppa:upubuntu-com/web</text:span></text:span></text:p>
        <text:h text:style-name="P209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106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9">lsblk</text:p>
            </table:table-cell>
            <table:table-cell table:style-name="Table2.A1" office:value-type="string">
              <text:p text:style-name="P19">fdisk -l</text:p>
            </table:table-cell>
            <table:table-cell table:style-name="Table2.A1" office:value-type="string">
              <text:p text:style-name="P19">parted -l</text:p>
            </table:table-cell>
            <table:table-cell table:style-name="Table2.D1" office:value-type="string">
              <text:p text:style-name="P19">df -h</text:p>
            </table:table-cell>
          </table:table-row>
        </table:table>
        <text:p text:style-name="P144"><text:span text:style-name="T34">l</text:span>i<text:span text:style-name="T34">s</text:span>t <text:span text:style-name="T34">bl</text:span>oc<text:span text:style-name="T34">k</text:span> <text:span text:style-name="T34">d</text:span>evices<text:span text:style-name="T147"> (</text:span><text:span text:style-name="T35">lsblk</text:span><text:span text:style-name="T147">)</text:span></text:p>
        <text:h text:style-name="P222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92">$ du -hs<text:span text:style-name="T179">c</text:span> /path/to/directory<text:span text:style-name="T180"> </text:span><text:span text:style-name="T53">(or *)</text:span></text:p>
            </table:table-cell>
          </table:table-row>
        </table:table>
        <text:p text:style-name="P122"><text:bookmark text:name="__DdeLink__2969_1794844841"/>-h is to get the numbers "human readable", e.g. get 140M instead of 143260 (size in KBytes)</text:p>
        <text:p text:style-name="P113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53">fsck -<text:span text:style-name="T68">a </text:span><text:span text:style-name="T69">/</text:span>dev<text:span text:style-name="T69">/</text:span>sd<text:span text:style-name="T68">d1</text:span></text:p>
        <text:p text:style-name="P19"><text:span text:style-name="T70">-</text:span><text:span text:style-name="T71">a </text:span>auto repair <text:span text:style-name="T68">(-y also)</text:span></text:p>
        <text:p text:style-name="P133"><text:span text:style-name="T23">gparted</text:span> <text:span text:style-name="T72">is the</text:span> GUI</text:p>
        <text:h text:style-name="P237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169">sudo <text:span text:style-name="T38">mount</text:span> <text:span text:style-name="T38">dev/ssd1</text:span></text:p>
              <text:p text:style-name="P169">/media/under9000/500gb\ piccol\ disk/</text:p>
            </table:table-cell>
            <table:table-cell table:style-name="Table31.B1" office:value-type="string">
              <text:p text:style-name="P169"><text:span text:style-name="T148">select</text:span> disk</text:p>
              <text:p text:style-name="P169"/>
              <text:p text:style-name="P169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38">umount</text:span> /home/user/external<text:span text:style-name="T149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27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54"><text:span text:style-name="Source_20_Text">$ </text:span><text:span text:style-name="Source_20_Text"><text:span text:style-name="T38">man</text:span></text:span><text:span text:style-name="Source_20_Text"> l</text:span><text:span text:style-name="Source_20_Text"><text:span text:style-name="T126">s</text:span></text:span></text:p>
            </table:table-cell>
          </table:table-row>
        </table:table>
        <text:p text:style-name="P118"><text:span text:style-name="Source_20_Text"><text:span text:style-name="T49">to get </text:span></text:span><text:span text:style-name="Source_20_Text"><text:span text:style-name="T54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46"><text:span text:style-name="Source_20_Text"><text:span text:style-name="T101">s</text:span></text:span><text:span text:style-name="Source_20_Text"><text:span text:style-name="T100">ystemctl poweroff </text:span></text:span><text:span text:style-name="Source_20_Text"><text:span text:style-name="T122">(or</text:span></text:span><text:span text:style-name="Source_20_Text"><text:span text:style-name="T121"> reboot, </text:span></text:span><text:span text:style-name="Source_20_Text"><text:span text:style-name="T122">or </text:span></text:span><text:span text:style-name="Source_20_Text"><text:span text:style-name="T121">suspend</text:span></text:span><text:span text:style-name="Source_20_Text"><text:span text:style-name="T122">)</text:span></text:span></text:p>
        <text:h text:style-name="Heading_20_2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49">Top displays a list of processes, with the ones using the most CPU at the top.</text:span></text:span></text:p>
        <text:p text:style-name="Standard"><text:span text:style-name="Strong_20_Emphasis"><text:span text:style-name="T36">htop</text:span></text:span><text:span text:style-name="Source_20_Text"><text:span text:style-name="T63"> is an improved </text:span></text:span><text:span text:style-name="Source_20_Text"><text:span text:style-name="T15">top</text:span></text:span><text:span text:style-name="Source_20_Text"><text:span text:style-name="T63"> </text:span></text:span><text:span text:style-name="Source_20_Text"><text:span text:style-name="T64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49"><text:span text:style-name="Source_20_Text"><text:span text:style-name="T39">ps</text:span></text:span><text:span text:style-name="Source_20_Text"><text:span text:style-name="T139"> -A | grep firefox </text:span></text:span><text:span text:style-name="Source_20_Text"><text:span text:style-name="T59">lists running processes</text:span></text:span></text:p>
        <text:p text:style-name="Standard"><text:span text:style-name="T26">pstree</text:span><text:span text:style-name="T22"> -A | grep firefox</text:span> <text:span text:style-name="T60">with</text:span><text:span text:style-name="T61"> a nice tree</text:span></text:p>
        <text:p text:style-name="P27"><text:span text:style-name="T132">p</text:span>s <text:span text:style-name="T38">aux</text:span> | grep spring</text:p>
        <text:p text:style-name="Text_20_body"><text:span text:style-name="Source_20_Text"><text:span text:style-name="T19">a</text:span></text:span> <text:span text:style-name="T190">-</text:span> show processes for all users<text:line-break/><text:span text:style-name="Source_20_Text"><text:span text:style-name="T19">u</text:span></text:span> <text:span text:style-name="T190">-</text:span> display the process's user/owner<text:line-break/><text:span text:style-name="Source_20_Text"><text:span text:style-name="T19">x</text:span></text:span> <text:span text:style-name="T190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62">a</text:span></text:span><text:span text:style-name="Source_20_Text"><text:span text:style-name="T61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165"><text:span text:style-name="T133">to </text:span>kill a process, given its <text:span text:style-name="T38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5"><text:span text:style-name="T47">$ </text:span><text:span text:style-name="T189">kill </text:span><text:span text:style-name="T46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50"><text:span text:style-name="T38">pkill</text:span> firefox</text:p>
            </table:table-cell>
            <table:table-cell table:style-name="Table23.B1" office:value-type="string">
              <text:p text:style-name="P50"><text:span text:style-name="T38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40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51"><text:span text:style-name="Source_20_Text"><text:span text:style-name="T108">$ </text:span></text:span><text:span text:style-name="Source_20_Text"><text:span text:style-name="T107">gedit</text:span></text:span><text:span text:style-name="Source_20_Text"><text:span text:style-name="T102"> &amp; disown</text:span></text:span></text:p>
            </table:table-cell>
            <table:covered-table-cell/>
            <table:table-cell table:style-name="Table24.C1" office:value-type="string">
              <text:p text:style-name="P141"/>
            </table:table-cell>
          </table:table-row>
          <table:table-row>
            <table:table-cell table:style-name="Table24.A5" table:number-columns-spanned="3" office:value-type="string">
              <text:p text:style-name="P142"><text:span text:style-name="T140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142">Another option is to <text:span text:style-name="T142">launch the task in the </text:span>backgrnd, by placing an <text:span text:style-name="Source_20_Text"><text:span text:style-name="T141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51">$ gedit <text:span text:style-name="T38">&amp;</text:span></text:p>
            </table:table-cell>
            <table:table-cell table:style-name="Table24.B4" table:number-columns-spanned="2" office:value-type="string">
              <text:p text:style-name="P51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142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51"><text:span text:style-name="Source_20_Text">ls /home &gt; dir.file </text:span><text:span text:style-name="Source_20_Text"><text:span text:style-name="T38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51"/>
        <text:h text:style-name="Heading_20_1" text:outline-level="1"><text:bookmark-start text:name="__RefHeading___Toc809_1365304481"/><text:soft-page-break/><text:span text:style-name="T86">A</text:span><text:span text:style-name="T76">rchives</text:span><text:bookmark-end text:name="__RefHeading___Toc809_1365304481"/></text:h>
        <text:h text:style-name="P216" text:outline-level="2"><text:bookmark-start text:name="__RefHeading___Toc811_1365304481"/>TAR<text:bookmark-end text:name="__RefHeading___Toc811_1365304481"/></text:h>
        <text:p text:style-name="P102">"<text:span text:style-name="T37">tar</text:span>" stands for <text:span text:style-name="T66">tape archive</text:span>.</text:p>
        <text:p text:style-name="P12">tar [-] <text:span text:style-name="T38">A</text:span> --catenate --concatenate |</text:p>
        <text:p text:style-name="P12"><text:s text:c="8"/><text:span text:style-name="T38">c</text:span> --create | </text:p>
        <text:p text:style-name="P12"><text:s text:c="8"/><text:span text:style-name="T38">d</text:span> --diff --compare | </text:p>
        <text:p text:style-name="P12"><text:s text:c="10"/>--delete | <text:span text:style-name="T38">r</text:span> --append | </text:p>
        <text:p text:style-name="P12"><text:s text:c="8"/><text:span text:style-name="T38">t</text:span> --list <text:s text:c="2"/>| <text:s text:c="2"/>--test-label | </text:p>
        <text:p text:style-name="P12"><text:s text:c="8"/><text:span text:style-name="T38">u</text:span> --update | <text:span text:style-name="T38">x</text:span> --extract </text:p>
        <text:p text:style-name="P12"><text:s text:c="7"/>--get [<text:span text:style-name="T66">options</text:span>] [<text:span text:style-name="T66">pathname</text:span> ...]</text:p>
        <text:p text:style-name="Text_20_body"><text:span text:style-name="T76">The first </text:span><text:a xlink:type="simple" xlink:href="http://www.computerhope.com/jargon/a/argument.htm" text:style-name="Internet_20_link" text:visited-style-name="Visited_20_Internet_20_Link"><text:span text:style-name="T76">argument</text:span></text:a><text:span text:style-name="T76"> to </text:span><text:span text:style-name="T104">tar</text:span><text:span text:style-name="T76"> should be a </text:span><text:span text:style-name="T105">function</text:span><text:span text:style-name="T76"> specification: either one of the letters </text:span><text:span text:style-name="T104">A</text:span><text:span text:style-name="T76">, </text:span><text:span text:style-name="T104">c</text:span><text:span text:style-name="T76">, </text:span><text:span text:style-name="T104">d</text:span><text:span text:style-name="T76">, </text:span><text:span text:style-name="T104">r</text:span><text:span text:style-name="T76">, </text:span><text:span text:style-name="T104">t</text:span><text:span text:style-name="T76">, </text:span><text:span text:style-name="T104">u</text:span><text:span text:style-name="T76">, or </text:span><text:span text:style-name="T104">x</text:span><text:span text:style-name="T76">, or one of the long function names. A function letter does not need to be prefixed with a dash ("</text:span><text:span text:style-name="T104">-</text:span><text:span text:style-name="T76">"), and may be combined with other single-letter options. A long function name must be prefixed with a double dash ("</text:span><text:span text:style-name="T104">--</text:span><text:span text:style-name="T76">"). Some options take a </text:span><text:a xlink:type="simple" xlink:href="http://www.computerhope.com/jargon/p/paramete.htm" text:style-name="Internet_20_link" text:visited-style-name="Visited_20_Internet_20_Link"><text:span text:style-name="T76">parameter</text:span></text:a><text:span text:style-name="T76">; with the single-letter form these must be given as separate arguments. With the long form, they may be given by appending "</text:span><text:span text:style-name="T104">=</text:span><text:span text:style-name="T105">value</text:span><text:span text:style-name="T76">" to the option.</text:span></text:p>
        <text:p text:style-name="P102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4">tar --create --file=arch.tar file1 file2</text:p>
              <text:p text:style-name="P13">tar -c -f archive.tar file1 file2</text:p>
              <text:p text:style-name="P13">tar -cf <text:s text:c="2"/>archive.tar file1 file2</text:p>
              <text:p text:style-name="P13">tar cf <text:s text:c="3"/>archive.tar file1 file2</text:p>
            </table:table-cell>
          </table:table-row>
        </table:table>
        <text:p text:style-name="P103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0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3">x extract</text:p>
            </table:table-cell>
            <table:table-cell table:style-name="Table12.B2" office:value-type="string">
              <text:p text:style-name="P23">v list files</text:p>
            </table:table-cell>
          </table:table-row>
          <table:table-row>
            <table:table-cell table:style-name="Table12.A2" office:value-type="string">
              <text:p text:style-name="P110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110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216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76">unzip file.zip -d destination_folder</text:span></text:span></text:p>
        <text:h text:style-name="P212" text:outline-level="1"><text:bookmark-start text:name="__RefHeading___Toc2079_451784513"/><text:span text:style-name="Source_20_Text"><text:span text:style-name="T124">personalize bash</text:span></text:span><text:bookmark-end text:name="__RefHeading___Toc2079_451784513"/></text:h>
        <text:p text:style-name="P46"><text:span text:style-name="Source_20_Text">~/.bashrc</text:span></text:p>
        <text:h text:style-name="P238" text:outline-level="3"><text:bookmark-start text:name="__RefHeading___Toc2002_451784513"/><text:span text:style-name="Source_20_Text">autocompletion</text:span><text:bookmark-end text:name="__RefHeading___Toc2002_451784513"/></text:h>
        <text:p text:style-name="P137"><text:span text:style-name="Source_20_Text"><text:span text:style-name="T49">To enable smart completion, </text:span></text:span><text:span text:style-name="Source_20_Text"><text:span text:style-name="T55">in</text:span></text:span></text:p>
        <text:p text:style-name="P46"><text:span text:style-name="Source_20_Text">/etc/bash.bashrc </text:span></text:p>
        <text:p text:style-name="P137"><text:span text:style-name="Source_20_Text"><text:span text:style-name="T49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6"><text:span text:style-name="Source_20_Text"><text:span text:style-name="T115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223" text:outline-level="2"><text:bookmark-start text:name="__RefHeading___Toc2004_451784513"/><text:span text:style-name="Source_20_Text">color</text:span><text:span text:style-name="Source_20_Text"><text:span text:style-name="T128">s</text:span></text:span><text:span text:style-name="Source_20_Text"> meaning</text:span><text:bookmark-end text:name="__RefHeading___Toc2004_451784513"/></text:h>
        <text:p text:style-name="P46"><text:span text:style-name="Source_20_Text"><text:span text:style-name="T129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46"><text:span text:style-name="Source_20_Text"><text:span text:style-name="T129">{ <text:s text:c="5"/></text:span></text:span></text:p>
        <text:p text:style-name="P46"><text:span text:style-name="Source_20_Text"><text:span text:style-name="T129"><text:s text:c="2"/>IFS=: <text:s text:c="4"/></text:span></text:span></text:p>
        <text:p text:style-name="P46"><text:span text:style-name="Source_20_Text"><text:span text:style-name="T129"><text:s text:c="2"/>for i in $LS_COLORS <text:s text:c="4"/></text:span></text:span></text:p>
        <text:p text:style-name="P46"><text:span text:style-name="Source_20_Text"><text:span text:style-name="T129"><text:s text:c="2"/>do <text:s text:c="7"/></text:span></text:span></text:p>
        <text:p text:style-name="P46"><text:span text:style-name="Source_20_Text"><text:span text:style-name="T129"><text:s text:c="4"/>echo -e "\e[${i#*=}m$( x=${i%=*}; [ "${!x}" ] &amp;&amp; echo "${!x}" || echo "$x" )\e[m" </text:span></text:span></text:p>
        <text:p text:style-name="P100"><text:span text:style-name="Source_20_Text"><text:span text:style-name="T129"><text:s text:c="2"/>done</text:span></text:span><text:span text:style-name="Source_20_Text"><text:span text:style-name="T130">}</text:span></text:span></text:p>
        <text:h text:style-name="P224" text:outline-level="2"><text:span text:style-name="Source_20_Text">pvo </text:span><text:span text:style-name="Source_20_Text"><text:span text:style-name="T192">PS1</text:span></text:span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101">source ~/.bash_git</text:p>
              <text:p text:style-name="P101"/>
              <text:p text:style-name="P101">export PS1='\[\e[01;30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1;34m\]\w\[\e[00m\]\ \n$ '</text:p>
            </table:table-cell>
          </table:table-row>
        </table:table>
        <text:h text:style-name="Heading_20_1" text:outline-level="1"><text:bookmark-start text:name="__RefHeading___Toc5626_428051376"/><text:span text:style-name="Source_20_Text">specific apps</text:span><text:bookmark-end text:name="__RefHeading___Toc5626_428051376"/></text:h>
        <text:h text:style-name="P225" text:outline-level="2"><text:bookmark-start text:name="__RefHeading___Toc44535_1435368569"/><text:span text:style-name="Source_20_Text"><text:span text:style-name="T153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173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174">scroll line</text:p>
            </table:table-cell>
            <table:table-cell table:style-name="Table32.B2" office:value-type="string">
              <text:p text:style-name="P64">CTRL SHIFT</text:p>
            </table:table-cell>
            <table:table-cell table:style-name="Table32.C2" office:value-type="string">
              <text:p text:style-name="P64">8/2 Num</text:p>
            </table:table-cell>
          </table:table-row>
        </table:table>
        <text:h text:style-name="P226" text:outline-level="2"><text:bookmark-start text:name="__RefHeading___Toc2935_3392871848"/><text:span text:style-name="Source_20_Text"><text:span text:style-name="T175">Libre Office</text:span></text:span><text:bookmark-end text:name="__RefHeading___Toc2935_3392871848"/></text:h>
        <text:h text:style-name="P239" text:outline-level="3"><text:bookmark-start text:name="__RefHeading___Toc2937_3392871848"/><text:span text:style-name="Source_20_Text"><text:span text:style-name="T176">white icons:</text:span></text:span><text:bookmark-end text:name="__RefHeading___Toc2937_3392871848"/></text:h>
        <text:p text:style-name="P93"><text:span text:style-name="Source_20_Text"><text:span text:style-name="T176">sudo cp images_sifr.zip /usr/share/libreoffice/share/config/images_sifr.zip</text:span></text:span></text:p>
        <text:h text:style-name="P227" text:outline-level="2"><text:bookmark-start text:name="__RefHeading___Toc10904_151467102"/><text:span text:style-name="Source_20_Text"><text:span text:style-name="T187">Terminator</text:span></text:span><text:bookmark-end text:name="__RefHeading___Toc10904_151467102"/></text:h>
        <table:table table:name="Table37" table:style-name="Table37">
          <table:table-column table:style-name="Table37.A"/>
          <table:table-column table:style-name="Table37.B"/>
          <table:table-column table:style-name="Table37.C"/>
          <table:table-row>
            <table:table-cell table:style-name="Table37.A1" office:value-type="string">
              <text:p text:style-name="P189">go to next/prev tab</text:p>
            </table:table-cell>
            <table:table-cell table:style-name="Table37.B1" office:value-type="string">
              <text:p text:style-name="P8">CTRL</text:p>
            </table:table-cell>
            <table:table-cell table:style-name="Table37.C1" office:value-type="string">
              <text:p text:style-name="P94">pgdown/up</text:p>
            </table:table-cell>
          </table:table-row>
          <table:table-row>
            <table:table-cell table:style-name="Table37.A6" office:value-type="string">
              <text:p text:style-name="P190">split terminals h<text:span text:style-name="T188">O</text:span>riz</text:p>
            </table:table-cell>
            <table:table-cell table:style-name="Table37.B2" office:value-type="string">
              <text:p text:style-name="P95">C + S</text:p>
            </table:table-cell>
            <table:table-cell table:style-name="Table37.C2" office:value-type="string">
              <text:p text:style-name="P95">O</text:p>
            </table:table-cell>
          </table:table-row>
          <table:table-row>
            <table:table-cell table:style-name="Table37.A6" office:value-type="string">
              <text:p text:style-name="P190">split terminals v<text:span text:style-name="T188">E</text:span>rt</text:p>
            </table:table-cell>
            <table:table-cell table:style-name="Table37.B2" office:value-type="string">
              <text:p text:style-name="P95">C + S</text:p>
            </table:table-cell>
            <table:table-cell table:style-name="Table37.C2" office:value-type="string">
              <text:p text:style-name="P95">E</text:p>
            </table:table-cell>
          </table:table-row>
          <table:table-row>
            <table:table-cell table:style-name="Table37.A6" office:value-type="string">
              <text:p text:style-name="P191">move between termin</text:p>
            </table:table-cell>
            <table:table-cell table:style-name="Table37.B2" office:value-type="string">
              <text:p text:style-name="P96">ALT</text:p>
            </table:table-cell>
            <table:table-cell table:style-name="Table37.C2" office:value-type="string">
              <text:p text:style-name="P28">← ↑ ↓ →</text:p>
            </table:table-cell>
          </table:table-row>
          <text:soft-page-break/>
          <table:table-row>
            <table:table-cell table:style-name="Table37.A6" office:value-type="string">
              <text:p text:style-name="P193">resize terminals</text:p>
            </table:table-cell>
            <table:table-cell table:style-name="Table37.B2" office:value-type="string">
              <text:p text:style-name="P98">C + S</text:p>
            </table:table-cell>
            <table:table-cell table:style-name="Table37.C2" office:value-type="string">
              <text:p text:style-name="P29">← ↑ ↓ →</text:p>
            </table:table-cell>
          </table:table-row>
          <table:table-row>
            <table:table-cell table:style-name="Table37.A6" office:value-type="string">
              <text:p text:style-name="P192">toggle one/many term</text:p>
            </table:table-cell>
            <table:table-cell table:style-name="Table37.B2" office:value-type="string">
              <text:p text:style-name="P97">C + S</text:p>
            </table:table-cell>
            <table:table-cell table:style-name="Table37.C2" office:value-type="string">
              <text:p text:style-name="P97">X</text:p>
            </table:table-cell>
          </table:table-row>
          <table:table-row>
            <table:table-cell table:style-name="Table37.A7" office:value-type="string">
              <text:p text:style-name="P194">close current terminal</text:p>
            </table:table-cell>
            <table:table-cell table:style-name="Table37.B2" office:value-type="string">
              <text:p text:style-name="P99">C + S</text:p>
            </table:table-cell>
            <table:table-cell table:style-name="Table37.C2" office:value-type="string">
              <text:p text:style-name="P99">W</text:p>
            </table:table-cell>
          </table:table-row>
          <table:table-row>
            <table:table-cell table:style-name="Table37.A8" office:value-type="string">
              <text:p text:style-name="P191">exit</text:p>
            </table:table-cell>
            <table:table-cell table:style-name="Table37.B2" office:value-type="string">
              <text:p text:style-name="P96">C + S</text:p>
            </table:table-cell>
            <table:table-cell table:style-name="Table37.C2" office:value-type="string">
              <text:p text:style-name="P96">Q</text:p>
            </table:table-cell>
          </table:table-row>
        </table:table>
        <text:p text:style-name="P123"><text:span text:style-name="Source_20_Text"/></text:p>
        <text:h text:style-name="P235" text:outline-level="2"><text:bookmark-start text:name="__RefHeading___Toc2384_1677407077"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63">-<text:span text:style-name="T144">p</text:span></text:p>
            </table:table-cell>
            <table:table-cell table:style-name="Table26.B1" office:value-type="string">
              <text:p text:style-name="P63">--<text:span text:style-name="T144">play</text:span></text:p>
            </table:table-cell>
          </table:table-row>
          <table:table-row>
            <table:table-cell table:style-name="Table26.A2" office:value-type="string">
              <text:p text:style-name="P63">-<text:span text:style-name="T144">t</text:span></text:p>
            </table:table-cell>
            <table:table-cell table:style-name="Table26.B2" office:value-type="string">
              <text:p text:style-name="P63">--<text:span text:style-name="T144">play-pause</text:span></text:p>
            </table:table-cell>
          </table:table-row>
          <table:table-row>
            <table:table-cell table:style-name="Table26.A2" office:value-type="string">
              <text:p text:style-name="P63">-<text:span text:style-name="T144">u</text:span></text:p>
            </table:table-cell>
            <table:table-cell table:style-name="Table26.B2" office:value-type="string">
              <text:p text:style-name="P63">--<text:span text:style-name="T144">pause</text:span></text:p>
            </table:table-cell>
          </table:table-row>
          <table:table-row>
            <table:table-cell table:style-name="Table26.A2" office:value-type="string">
              <text:p text:style-name="P62">-s</text:p>
            </table:table-cell>
            <table:table-cell table:style-name="Table26.B2" office:value-type="string">
              <text:p text:style-name="P62">--stop</text:p>
            </table:table-cell>
          </table:table-row>
          <table:table-row>
            <table:table-cell table:style-name="Table26.A2" office:value-type="string">
              <text:p text:style-name="P62">-r</text:p>
            </table:table-cell>
            <table:table-cell table:style-name="Table26.B2" office:value-type="string">
              <text:p text:style-name="P63">--<text:span text:style-name="T144">previous</text:span></text:p>
            </table:table-cell>
          </table:table-row>
          <table:table-row>
            <table:table-cell table:style-name="Table26.A2" office:value-type="string">
              <text:p text:style-name="P63">-<text:span text:style-name="T144">f</text:span></text:p>
            </table:table-cell>
            <table:table-cell table:style-name="Table26.B2" office:value-type="string">
              <text:p text:style-name="P63">--<text:span text:style-name="T144">next</text:span></text:p>
            </table:table-cell>
          </table:table-row>
          <table:table-row>
            <table:table-cell table:style-name="Table26.A2" office:value-type="string">
              <text:p text:style-name="P63">-<text:span text:style-name="T144">v</text:span></text:p>
            </table:table-cell>
            <table:table-cell table:style-name="Table26.B2" office:value-type="string">
              <text:p text:style-name="P63">--<text:span text:style-name="T144">volume &lt;value&gt;</text:span></text:p>
            </table:table-cell>
          </table:table-row>
          <table:table-row>
            <table:table-cell table:style-name="Table26.A2" office:value-type="string">
              <text:p text:style-name="P63">-<text:span text:style-name="T144">a</text:span></text:p>
            </table:table-cell>
            <table:table-cell table:style-name="Table26.B2" office:value-type="string">
              <text:p text:style-name="P63">--<text:span text:style-name="T144">append</text:span></text:p>
            </table:table-cell>
          </table:table-row>
          <table:table-row>
            <table:table-cell table:style-name="Table26.A2" office:value-type="string">
              <text:p text:style-name="P63">-<text:span text:style-name="T144">l</text:span></text:p>
            </table:table-cell>
            <table:table-cell table:style-name="Table26.B2" office:value-type="string">
              <text:p text:style-name="P63">--<text:span text:style-name="T144">load</text:span></text:p>
            </table:table-cell>
          </table:table-row>
          <table:table-row>
            <table:table-cell table:style-name="Table26.A2" office:value-type="string">
              <text:p text:style-name="P63">-<text:span text:style-name="T144">h</text:span></text:p>
            </table:table-cell>
            <table:table-cell table:style-name="Table26.B2" office:value-type="string">
              <text:p text:style-name="P63">--<text:span text:style-name="T144">help</text:span></text:p>
            </table:table-cell>
          </table:table-row>
        </table:table>
        <text:h text:style-name="Heading_20_2" text:outline-level="2"><text:bookmark-start text:name="__RefHeading___Toc20019_205490006"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>
            <table:table-cell table:style-name="Table28.A1" table:number-columns-spanned="3" office:value-type="string">
              <text:p text:style-name="P140"><text:bookmark-start text:name="__RefHeading___Toc20021_205490006"/>Lines<text:bookmark-end text:name="__RefHeading___Toc20021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70">select</text:p>
            </table:table-cell>
            <table:table-cell table:style-name="Table28.A2" office:value-type="string">
              <text:p text:style-name="P57">CTRL</text:p>
            </table:table-cell>
            <table:table-cell table:style-name="Table28.C2" office:value-type="string">
              <text:p text:style-name="P55">L</text:p>
            </table:table-cell>
          </table:table-row>
          <table:table-row>
            <table:table-cell table:style-name="Table28.A2" office:value-type="string">
              <text:p text:style-name="P170">duplicate</text:p>
            </table:table-cell>
            <table:table-cell table:style-name="Table28.A2" office:value-type="string">
              <text:p text:style-name="P57">CTRL SHIFT</text:p>
            </table:table-cell>
            <table:table-cell table:style-name="Table28.C2" office:value-type="string">
              <text:p text:style-name="P55">D</text:p>
            </table:table-cell>
          </table:table-row>
          <table:table-row>
            <table:table-cell table:style-name="Table28.A2" office:value-type="string">
              <text:p text:style-name="P170">erase</text:p>
            </table:table-cell>
            <table:table-cell table:style-name="Table28.A2" office:value-type="string">
              <text:p text:style-name="P57">CTRL SHIFT</text:p>
            </table:table-cell>
            <table:table-cell table:style-name="Table28.C2" office:value-type="string">
              <text:p text:style-name="P55">K</text:p>
            </table:table-cell>
          </table:table-row>
          <table:table-row>
            <table:table-cell table:style-name="Table28.C2" table:number-columns-spanned="3" office:value-type="string">
              <text:p text:style-name="P140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70">enter</text:p>
            </table:table-cell>
            <table:table-cell table:style-name="Table28.A2" office:value-type="string">
              <text:p text:style-name="P56">escape</text:p>
            </table:table-cell>
            <table:table-cell table:style-name="Table28.C2" office:value-type="string">
              <text:p text:style-name="P56"/>
            </table:table-cell>
          </table:table-row>
          <table:table-row>
            <table:table-cell table:style-name="Table28.A2" office:value-type="string">
              <text:p text:style-name="P170">exit</text:p>
            </table:table-cell>
            <table:table-cell table:style-name="Table28.A2" office:value-type="string">
              <text:p text:style-name="P56">i</text:p>
            </table:table-cell>
            <table:table-cell table:style-name="Table28.C2" office:value-type="string">
              <text:p text:style-name="P56"/>
            </table:table-cell>
          </table:table-row>
          <table:table-row>
            <table:table-cell table:style-name="Table28.C2" table:number-columns-spanned="3" office:value-type="string">
              <text:p text:style-name="P140"><text:bookmark-start text:name="__RefHeading___Toc20025_205490006"/>Indent<text:bookmark-end text:name="__RefHeading___Toc20025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70">indent</text:p>
            </table:table-cell>
            <table:table-cell table:style-name="Table28.A2" office:value-type="string">
              <text:p text:style-name="P56">CTRL</text:p>
            </table:table-cell>
            <table:table-cell table:style-name="Table28.C2" office:value-type="string">
              <text:p text:style-name="P55">[ or ]</text:p>
            </table:table-cell>
          </table:table-row>
          <table:table-row>
            <table:table-cell table:style-name="Table28.A2" office:value-type="string">
              <text:p text:style-name="P170">paste &amp; indent</text:p>
            </table:table-cell>
            <table:table-cell table:style-name="Table28.A2" office:value-type="string">
              <text:p text:style-name="P56">CTRL SHIFT</text:p>
            </table:table-cell>
            <table:table-cell table:style-name="Table28.C2" office:value-type="string">
              <text:p text:style-name="P55">V</text:p>
            </table:table-cell>
          </table:table-row>
          <table:table-row>
            <table:table-cell table:style-name="Table28.C2" table:number-columns-spanned="3" office:value-type="string">
              <text:p text:style-name="P140"><text:bookmark-start text:name="__RefHeading___Toc20027_205490006"/>Fold/<text:span text:style-name="T146">Unfold</text:span><text:bookmark-end text:name="__RefHeading___Toc20027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70"/>
            </table:table-cell>
            <table:table-cell table:style-name="Table28.A2" office:value-type="string">
              <text:p text:style-name="P58">CTRL SHIFT </text:p>
            </table:table-cell>
            <table:table-cell table:style-name="Table28.C2" office:value-type="string">
              <text:p text:style-name="P59">[ or ]</text:p>
            </table:table-cell>
          </table:table-row>
          <table:table-row>
            <table:table-cell table:style-name="Table28.C2" table:number-columns-spanned="3" office:value-type="string">
              <text:p text:style-name="P140"><text:bookmark-start text:name="__DdeLink__2908_3392871848"/><text:bookmark-start text:name="__RefHeading___Toc20029_205490006"/>alignment<text:bookmark-end text:name="__DdeLink__2908_3392871848"/><text:bookmark-end text:name="__RefHeading___Toc20029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71">select and</text:p>
            </table:table-cell>
            <table:table-cell table:style-name="Table28.A2" office:value-type="string">
              <text:p text:style-name="P57">CTRL + ALT</text:p>
            </table:table-cell>
            <table:table-cell table:style-name="Table28.C2" office:value-type="string">
              <text:p text:style-name="P55">A</text:p>
            </table:table-cell>
          </table:table-row>
          <table:table-row>
            <table:table-cell table:style-name="Table28.C2" table:number-columns-spanned="3" office:value-type="string">
              <text:p text:style-name="P140"><text:bookmark-start text:name="__RefHeading___Toc5572_428051376"/>Cucumber<text:bookmark-end text:name="__RefHeading___Toc5572_42805137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72">fix table</text:p>
            </table:table-cell>
            <table:table-cell table:style-name="Table28.A2" office:value-type="string">
              <text:p text:style-name="P60">ALT</text:p>
            </table:table-cell>
            <table:table-cell table:style-name="Table28.C2" office:value-type="string">
              <text:p text:style-name="P61">;</text:p>
            </table:table-cell>
          </table:table-row>
          <table:table-row>
            <table:table-cell table:style-name="Table28.C2" table:number-columns-spanned="3" office:value-type="string">
              <text:p text:style-name="P140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86">preview file</text:p>
            </table:table-cell>
            <table:table-cell table:style-name="Table28.A2" office:value-type="string">
              <text:p text:style-name="P82">ALT</text:p>
            </table:table-cell>
            <table:table-cell table:style-name="Table28.C2" office:value-type="string">
              <text:p text:style-name="P83">M</text:p>
            </table:table-cell>
          </table:table-row>
        </table:table>
        <text:h text:style-name="P244" text:outline-level="4">packages installed:</text:h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195">Sublime Git</text:p>
            </table:table-cell>
            <table:table-cell table:style-name="Table39.B1" office:value-type="string">
              <text:p text:style-name="P195">Cucumber</text:p>
            </table:table-cell>
          </table:table-row>
          <table:table-row>
            <table:table-cell table:style-name="Table39.A2" office:value-type="string">
              <text:p text:style-name="P195">Markdown Preview</text:p>
            </table:table-cell>
            <table:table-cell table:style-name="Table39.B2" office:value-type="string">
              <text:p text:style-name="P195">Alignment</text:p>
            </table:table-cell>
          </table:table-row>
          <table:table-row>
            <table:table-cell table:style-name="Table39.A2" office:value-type="string">
              <text:p text:style-name="P195">Monokai Extended</text:p>
            </table:table-cell>
            <table:table-cell table:style-name="Table39.B2" office:value-type="string">
              <text:p text:style-name="P195">Sass</text:p>
            </table:table-cell>
          </table:table-row>
        </table:table>
        <text:p text:style-name="P124"/>
        <text:h text:style-name="P235" text:outline-level="2"><text:bookmark-start text:name="__RefHeading___Toc3026_174597556"/><text:soft-page-break/>Li<text:span text:style-name="T160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row>
            <table:table-cell table:style-name="Table33.A1" table:number-columns-spanned="2" office:value-type="string">
              <text:p text:style-name="P66">/</text:p>
            </table:table-cell>
            <table:covered-table-cell/>
            <table:table-cell table:style-name="Table33.C1" table:number-columns-spanned="6" office:value-type="string">
              <text:p text:style-name="P175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6">/boot</text:p>
            </table:table-cell>
            <table:covered-table-cell/>
            <table:table-cell table:style-name="Table33.C2" table:number-columns-spanned="6" office:value-type="string">
              <text:p text:style-name="P175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66">/etc</text:p>
            </table:table-cell>
            <table:covered-table-cell/>
            <table:table-cell table:style-name="Table33.C1" table:number-columns-spanned="6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76"><text:span text:style-name="Teletype"/></text:p>
            </table:table-cell>
            <table:table-cell table:style-name="Table33.C1" table:number-columns-spanned="3" office:value-type="string">
              <text:p text:style-name="P76"><text:span text:style-name="Teletype">/etc/passwd</text:span></text:p>
            </table:table-cell>
            <table:covered-table-cell/>
            <table:covered-table-cell/>
            <table:table-cell table:style-name="Table33.E4" table:number-columns-spanned="4" office:value-type="string">
              <text:p text:style-name="P150">the<text:span text:style-name="T166"> </text:span>essential<text:span text:style-name="T167"> information</text:span> 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8"><text:s/>for each user. <text:span text:style-name="T161">H</text:span>ere <text:span text:style-name="T161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77"><text:span text:style-name="Teletype">/etc/fstab</text:span>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51">contains a table<text:span text:style-name="T168"> <text:s/>of devic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7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55">lists the network<text:span text:style-name="T168"> host nam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7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51">contains the <text:s/>scripts<text:span text:style-name="T161"> </text:span>that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8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8" office:value-type="string">
              <text:p text:style-name="P156">These two directories contain most of the programs for the system<text:span text:style-name="T169">: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/bin</text:span></text:p>
              <text:p text:style-name="Preformatted_20_Text"><text:span text:style-name="Teletype"/></text:p>
            </table:table-cell>
            <table:covered-table-cell/>
            <table:table-cell table:style-name="Table33.C2" table:number-columns-spanned="6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8"><text:span text:style-name="Teletype">/usr/bin</text:span></text:p>
            </table:table-cell>
            <table:covered-table-cell/>
            <table:table-cell table:style-name="Table33.C2" table:number-columns-spanned="6" office:value-type="string">
              <text:p text:style-name="P156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68">/usr/sbin</text:p>
            </table:table-cell>
            <table:covered-table-cell/>
            <table:table-cell table:style-name="Table33.C2" table:number-columns-spanned="6" office:value-type="string">
              <text:p text:style-name="P176">contain programs for system administrat<text:span text:style-name="T170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6" table:number-columns-spanned="2" office:value-type="string">
              <text:p text:style-name="P67">/usr</text:p>
            </table:table-cell>
            <table:covered-table-cell/>
            <table:table-cell table:style-name="Table33.C1" table:number-columns-spanned="6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6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3">/usr/share/dict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57">Support files<text:span text:style-name="T171"> for the</text:span></text:p>
              <text:p text:style-name="P147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52">Dictionaries<text:span text:style-name="T171"> for the</text:span>spelling checker</text:p>
            </table:table-cell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79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1"><text:span text:style-name="T162">/usr/share/man</text:span> 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53"><text:span text:style-name="T115">Various</text:span><text:span text:style-name="T117"> documentat</text:span><text:span text:style-name="T118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53">The man<text:span text:style-name="T162"> </text:span>pages are kept here</text:p>
            </table:table-cell>
            <table:covered-table-cell/>
          </table:table-row>
          <table:table-row>
            <table:covered-table-cell/>
            <table:table-cell table:style-name="Table33.A16" table:number-columns-spanned="5" office:value-type="string">
              <text:p text:style-name="P80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2" office:value-type="string">
              <text:p text:style-name="P154">Source code files</text:p>
            </table:table-cell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7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office:value-type="string">
              <text:p text:style-name="Standard"/>
            </table:table-cell>
            <table:table-cell table:style-name="Table33.A2" table:number-columns-spanned="2" office:value-type="string">
              <text:p text:style-name="P81">/usr/local</text:p>
            </table:table-cell>
            <table:covered-table-cell/>
            <table:table-cell table:style-name="Table33.E4" table:number-columns-spanned="5" office:value-type="string">
              <text:p text:style-name="P154">used for the<text:span text:style-name="T172"> <text:s/></text:span><text:span text:style-name="T119">install</text:span><text:span text:style-name="T120">ation of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7"><text:span text:style-name="T115"><text:s/>software and other files for use on the local machine. What this really means is that software that is not part of the official distribution (which usually goes in </text:span><text:span text:style-name="Teletype"><text:span text:style-name="T21">/usr/bin</text:span></text:span><text:span text:style-name="T115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69">/var</text:p>
            </table:table-cell>
            <table:covered-table-cell/>
            <table:table-cell table:style-name="Table33.C2" table:number-columns-spanned="6" office:value-type="string">
              <text:p text:style-name="Standard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70">/var/log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97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70">/var/spool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49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6" office:value-type="string">
              <text:p text:style-name="P147"><text:s/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0">/lib</text:p>
            </table:table-cell>
            <table:covered-table-cell/>
            <table:table-cell table:style-name="Table33.C2" table:number-columns-spanned="6" office:value-type="string">
              <text:p text:style-name="P177"><text:span text:style-name="T163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0">/home</text:p>
            </table:table-cell>
            <table:covered-table-cell/>
            <table:table-cell table:style-name="Table33.C2" table:number-columns-spanned="6" office:value-type="string">
              <text:p text:style-name="P178"><text:span text:style-name="T163">here</text:span> users keep their personal work</text:p>
              <text:p text:style-name="P177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1">/root</text:p>
            </table:table-cell>
            <table:covered-table-cell/>
            <table:table-cell table:style-name="Table33.C2" table:number-columns-spanned="6" office:value-type="string">
              <text:p text:style-name="P179"><text:s/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2">/tmp</text:p>
            </table:table-cell>
            <table:covered-table-cell/>
            <table:table-cell table:style-name="Table33.C2" table:number-columns-spanned="6" office:value-type="string">
              <text:p text:style-name="P180"><text:span text:style-name="T164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73">/dev</text:p>
            </table:table-cell>
            <table:covered-table-cell/>
            <table:table-cell table:style-name="Table33.C2" table:number-columns-spanned="6" office:value-type="string">
              <text:p text:style-name="P181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182"><text:s/></text:p>
            </table:table-cell>
            <table:covered-table-cell/>
            <table:covered-table-cell/>
            <table:table-cell table:style-name="Table33.C2" table:number-columns-spanned="3" office:value-type="string">
              <text:p text:style-name="P183">is the <text:span text:style-name="T173">first</text:span> hdd</text:p>
            </table:table-cell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73">/proc</text:p>
            </table:table-cell>
            <table:covered-table-cell/>
            <table:table-cell table:style-name="Table33.C35" table:number-columns-spanned="6" office:value-type="string">
              <text:p text:style-name="P184">is also special<text:span text:style-name="T165">, i</text:span>t is entirely virtual</text:p>
              <text:p text:style-name="P184">contains little peep holes into the kernel itself. There are a group of numbered entries in this directory that correspond to all the processes running on the system. In addition, there are a number of named entries that permit access <text:span text:style-name="T115">to the current </text:span><text:span text:style-name="T116">system </text:span><text:span text:style-name="T115">configuration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5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185">cpu info</text:p>
            </table:table-cell>
          </table:table-row>
          <table:table-row>
            <table:table-cell table:style-name="Table33.A2" table:number-columns-spanned="2" office:value-type="string">
              <text:p text:style-name="P75">/media</text:p>
              <text:p text:style-name="P74">/mnt</text:p>
            </table:table-cell>
            <table:covered-table-cell/>
            <table:table-cell table:style-name="Table33.C37" table:number-columns-spanned="6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><text:soft-page-break/></text:p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193in" fo:margin-bottom="0.0193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0783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0.1374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0.1772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0.2752in" svg:height="0.2752in" draw:z-index="12"><draw:image xlink:href="Pictures/10000201000002580000025866346A1A.png" xlink:type="simple" xlink:show="embed" xlink:actuate="onLoad"/></draw:frame></text:span><text:span text:style-name="MT1"> </text:span><text:tab/><text:span text:style-name="MT1">print5</text:span><text:tab/><text:span text:style-name="MT2">v0.5.2 <text:s/><text:tab/></text:span><text:span text:style-name="MT2"><text:page-number text:select-page="current">5</text:page-number></text:span><text:span text:style-name="MT2">/</text:span><text:span text:style-name="MT2"><text:page-count>12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4-10T13:12:15.990909494</dc:date>
    <meta:editing-duration>P2DT20H25M33S</meta:editing-duration>
    <meta:editing-cycles>339</meta:editing-cycles>
    <meta:generator>LibreOffice/4.3.3.2$Linux_X86_64 LibreOffice_project/430m0$Build-2</meta:generator>
    <dc:creator>salomanuel </dc:creator>
    <meta:document-statistic meta:table-count="41" meta:image-count="2" meta:object-count="0" meta:page-count="12" meta:paragraph-count="541" meta:word-count="2417" meta:character-count="14108" meta:non-whitespace-character-count="12067"/>
  </office:meta>
</office:document-meta>
</file>